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T5" style:parent-style-name="Fuentedepárrafopredeter.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Fuentedepárrafopredeter." style:family="text">
      <style:text-properties fo:language="en" fo:country="US"/>
    </style:style>
    <style:style style:name="T13" style:parent-style-name="Fuentedepárrafopredeter." style:family="text">
      <style:text-properties fo:language="en" fo:country="US"/>
    </style:style>
    <style:style style:name="T14" style:parent-style-name="Fuentedepárrafopredeter." style:family="text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T18" style:parent-style-name="Fuentedepárrafopredeter." style:family="text">
      <style:text-properties fo:language="en" fo:country="US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Fuentedepárrafopredeter." style:family="text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T28" style:parent-style-name="Fuentedepárrafopredeter." style:family="text">
      <style:text-properties fo:language="en" fo:country="US"/>
    </style:style>
    <style:style style:name="T29" style:parent-style-name="Fuentedepárrafopredeter." style:family="text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T33" style:parent-style-name="Fuentedepárrafopredeter." style:family="text">
      <style:text-properties fo:language="en" fo:country="US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T55" style:parent-style-name="Fuentedepárrafopredeter." style:family="text">
      <style:text-properties fo:language="en" fo:country="US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57" style:parent-style-name="Fuentedepárrafopredeter." style:family="text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T68" style:parent-style-name="Fuentedepárrafopredeter." style:family="text">
      <style:text-properties fo:language="en" fo:country="US"/>
    </style:style>
    <style:style style:name="T69" style:parent-style-name="Fuentedepárrafopredeter." style:family="text">
      <style:text-properties fo:language="en" fo:country="US"/>
    </style:style>
    <style:style style:name="T70" style:parent-style-name="Fuentedepárrafopredeter." style:family="text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T76" style:parent-style-name="Fuentedepárrafopredeter." style:family="text">
      <style:text-properties fo:language="en" fo:country="US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T80" style:parent-style-name="Fuentedepárrafopredeter." style:family="text">
      <style:text-properties fo:language="en" fo:country="US"/>
    </style:style>
    <style:style style:name="T81" style:parent-style-name="Fuentedepárrafopredeter." style:family="text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T93" style:parent-style-name="Fuentedepárrafopredeter." style:family="text">
      <style:text-properties fo:language="en" fo:country="US"/>
    </style:style>
    <style:style style:name="T94" style:parent-style-name="Fuentedepárrafopredeter." style:family="text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T100" style:parent-style-name="Fuentedepárrafopredeter." style:family="text">
      <style:text-properties fo:language="en" fo:country="US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T103" style:parent-style-name="Fuentedepárrafopredeter." style:family="text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T115" style:parent-style-name="Fuentedepárrafopredeter." style:family="text">
      <style:text-properties fo:language="en" fo:country="US"/>
    </style:style>
    <style:style style:name="T116" style:parent-style-name="Fuentedepárrafopredeter." style:family="text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font-weight="bold" style:font-weight-asian="bold" style:font-weight-complex="bold" fo:language="en" fo:country="US"/>
    </style:style>
    <style:style style:name="P130" style:parent-style-name="Standard" style:family="paragraph">
      <style:text-properties fo:font-weight="bold" style:font-weight-asian="bold" style:font-weight-complex="bold" fo:language="en" fo:country="US"/>
    </style:style>
    <style:style style:name="P131" style:parent-style-name="Standard" style:family="paragraph">
      <style:text-properties fo:font-weight="bold" style:font-weight-asian="bold" style:font-weight-complex="bold"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T143" style:parent-style-name="Fuentedepárrafopredeter." style:family="text">
      <style:text-properties fo:language="en" fo:country="US"/>
    </style:style>
    <style:style style:name="T144" style:parent-style-name="Fuentedepárrafopredeter." style:family="text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T150" style:parent-style-name="Fuentedepárrafopredeter." style:family="text">
      <style:text-properties fo:language="en" fo:country="US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T154" style:parent-style-name="Fuentedepárrafopredeter." style:family="text">
      <style:text-properties fo:language="en" fo:country="US"/>
    </style:style>
    <style:style style:name="T155" style:parent-style-name="Fuentedepárrafopredeter." style:family="text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T167" style:parent-style-name="Fuentedepárrafopredeter." style:family="text">
      <style:text-properties fo:language="en" fo:country="US"/>
    </style:style>
    <style:style style:name="T168" style:parent-style-name="Fuentedepárrafopredeter." style:family="text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P170" style:parent-style-name="Standard" style:family="paragraph">
      <style:text-properties fo:language="en" fo:country="US"/>
    </style:style>
    <style:style style:name="P171" style:parent-style-name="Standard" style:family="paragraph">
      <style:text-properties fo:language="en" fo:country="US"/>
    </style:style>
    <style:style style:name="P172" style:parent-style-name="Standard" style:family="paragraph"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T174" style:parent-style-name="Fuentedepárrafopredeter." style:family="text">
      <style:text-properties fo:language="en" fo:country="US"/>
    </style:style>
    <style:style style:name="P175" style:parent-style-name="Standard" style:family="paragraph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T177" style:parent-style-name="Fuentedepárrafopredeter." style:family="text">
      <style:text-properties fo:language="en" fo:country="US"/>
    </style:style>
    <style:style style:name="P178" style:parent-style-name="Standard" style:family="paragraph">
      <style:text-properties fo:language="en" fo:country="US"/>
    </style:style>
    <style:style style:name="P179" style:parent-style-name="Standard" style:family="paragraph">
      <style:text-properties fo:language="en" fo:country="US"/>
    </style:style>
    <style:style style:name="P180" style:parent-style-name="Standard" style:family="paragraph">
      <style:text-properties fo:language="en" fo:country="US"/>
    </style:style>
    <style:style style:name="P181" style:parent-style-name="Standard" style:family="paragraph">
      <style:text-properties fo:language="en" fo:country="US"/>
    </style:style>
    <style:style style:name="P182" style:parent-style-name="Standard" style:family="paragraph">
      <style:text-properties fo:language="en" fo:country="US"/>
    </style:style>
    <style:style style:name="P183" style:parent-style-name="Standard" style:family="paragraph">
      <style:text-properties fo:language="en" fo:country="US"/>
    </style:style>
    <style:style style:name="P184" style:parent-style-name="Standard" style:family="paragraph">
      <style:text-properties fo:language="en" fo:country="US"/>
    </style:style>
    <style:style style:name="P185" style:parent-style-name="Standard" style:family="paragraph">
      <style:text-properties fo:language="en" fo:country="US"/>
    </style:style>
    <style:style style:name="P186" style:parent-style-name="Standard" style:family="paragraph">
      <style:text-properties fo:language="en" fo:country="US"/>
    </style:style>
    <style:style style:name="P187" style:parent-style-name="Standard" style:family="paragraph">
      <style:text-properties fo:language="en" fo:country="US"/>
    </style:style>
    <style:style style:name="T188" style:parent-style-name="Fuentedepárrafopredeter." style:family="text">
      <style:text-properties fo:language="en" fo:country="US"/>
    </style:style>
    <style:style style:name="T189" style:parent-style-name="Fuentedepárrafopredeter." style:family="text">
      <style:text-properties fo:language="en" fo:country="US"/>
    </style:style>
    <style:style style:name="P190" style:parent-style-name="Standard" style:family="paragraph">
      <style:text-properties fo:language="en" fo:country="US"/>
    </style:style>
    <style:style style:name="P191" style:parent-style-name="Standard" style:family="paragraph">
      <style:text-properties fo:language="en" fo:country="US"/>
    </style:style>
    <style:style style:name="P192" style:parent-style-name="Standard" style:family="paragraph">
      <style:text-properties fo:language="en" fo:country="US"/>
    </style:style>
    <style:style style:name="P193" style:parent-style-name="Standard" style:family="paragraph">
      <style:text-properties fo:language="en" fo:country="US"/>
    </style:style>
    <style:style style:name="P194" style:parent-style-name="Standard" style:family="paragraph">
      <style:text-properties fo:language="en" fo:country="US"/>
    </style:style>
    <style:style style:name="T195" style:parent-style-name="Fuentedepárrafopredeter." style:family="text">
      <style:text-properties fo:language="en" fo:country="US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T198" style:parent-style-name="Fuentedepárrafopredeter." style:family="text">
      <style:text-properties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text-properties fo:language="en" fo:country="US"/>
    </style:style>
    <style:style style:name="P202" style:parent-style-name="Standard" style:family="paragraph">
      <style:text-properties fo:language="en" fo:country="US"/>
    </style:style>
    <style:style style:name="P203" style:parent-style-name="Standard" style:family="paragraph">
      <style:text-properties fo:language="en" fo:country="US"/>
    </style:style>
    <style:style style:name="P204" style:parent-style-name="Standard" style:family="paragraph">
      <style:text-properties fo:language="en" fo:country="US"/>
    </style:style>
    <style:style style:name="P205" style:parent-style-name="Standard" style:family="paragraph">
      <style:text-properties fo:language="en" fo:country="US"/>
    </style:style>
    <style:style style:name="P206" style:parent-style-name="Standard" style:family="paragraph">
      <style:text-properties fo:language="en" fo:country="US"/>
    </style:style>
    <style:style style:name="P207" style:parent-style-name="Standard" style:family="paragraph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T209" style:parent-style-name="Fuentedepárrafopredeter." style:family="text">
      <style:text-properties fo:language="en" fo:country="US"/>
    </style:style>
    <style:style style:name="T210" style:parent-style-name="Fuentedepárrafopredeter." style:family="text">
      <style:text-properties fo:language="en" fo:country="US"/>
    </style:style>
    <style:style style:name="T211" style:parent-style-name="Fuentedepárrafopredeter." style:family="text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T217" style:parent-style-name="Fuentedepárrafopredeter." style:family="text">
      <style:text-properties fo:language="en" fo:country="US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T219" style:parent-style-name="Fuentedepárrafopredeter." style:family="text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P221" style:parent-style-name="Standard" style:family="paragraph">
      <style:text-properties fo:language="en" fo:country="US"/>
    </style:style>
    <style:style style:name="P222" style:parent-style-name="Standard" style:family="paragraph">
      <style:text-properties fo:language="en" fo:country="US"/>
    </style:style>
    <style:style style:name="P223" style:parent-style-name="Standard" style:family="paragraph">
      <style:text-properties fo:language="en" fo:country="US"/>
    </style:style>
    <style:style style:name="P224" style:parent-style-name="Standard" style:family="paragraph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P226" style:parent-style-name="Standard" style:family="paragraph">
      <style:text-properties fo:font-weight="bold" style:font-weight-asian="bold" style:font-weight-complex="bold" fo:language="en" fo:country="US"/>
    </style:style>
    <style:style style:name="P227" style:parent-style-name="Standard" style:family="paragraph">
      <style:text-properties fo:language="en" fo:country="US"/>
    </style:style>
    <style:style style:name="P228" style:parent-style-name="Standard" style:family="paragraph">
      <style:text-properties fo:language="en" fo:country="US"/>
    </style:style>
    <style:style style:name="P229" style:parent-style-name="Standard" style:family="paragraph">
      <style:text-properties fo:language="en" fo:country="US"/>
    </style:style>
    <style:style style:name="P230" style:parent-style-name="Standard" style:family="paragraph">
      <style:text-properties fo:language="en" fo:country="US"/>
    </style:style>
    <style:style style:name="T231" style:parent-style-name="Fuentedepárrafopredeter." style:family="text">
      <style:text-properties fo:language="en" fo:country="US"/>
    </style:style>
    <style:style style:name="T232" style:parent-style-name="Fuentedepárrafopredeter." style:family="text">
      <style:text-properties fo:language="en" fo:country="US"/>
    </style:style>
    <style:style style:name="P233" style:parent-style-name="Standard" style:family="paragraph">
      <style:text-properties fo:language="en" fo:country="US"/>
    </style:style>
    <style:style style:name="P234" style:parent-style-name="Standard" style:family="paragraph">
      <style:text-properties fo:language="en" fo:country="US"/>
    </style:style>
    <style:style style:name="P235" style:parent-style-name="Standard" style:family="paragraph">
      <style:text-properties fo:language="en" fo:country="US"/>
    </style:style>
    <style:style style:name="P236" style:parent-style-name="Standard" style:family="paragraph">
      <style:text-properties fo:language="en" fo:country="US"/>
    </style:style>
    <style:style style:name="P237" style:parent-style-name="Standard" style:family="paragraph">
      <style:text-properties fo:language="en" fo:country="US"/>
    </style:style>
    <style:style style:name="T238" style:parent-style-name="Fuentedepárrafopredeter." style:family="text">
      <style:text-properties fo:language="en" fo:country="US"/>
    </style:style>
    <style:style style:name="P239" style:parent-style-name="Standard" style:family="paragraph">
      <style:text-properties fo:font-weight="bold" style:font-weight-asian="bold" style:font-weight-complex="bold"/>
    </style:style>
    <style:style style:name="P240" style:parent-style-name="Standard" style:family="paragraph">
      <style:text-properties fo:font-weight="bold" style:font-weight-asian="bold" style:font-weight-complex="bold"/>
    </style:style>
    <style:style style:name="T241" style:parent-style-name="Fuentedepárrafopredeter." style:family="text">
      <style:text-properties fo:language="en" fo:country="US"/>
    </style:style>
    <style:style style:name="P242" style:parent-style-name="Standard" style:family="paragraph">
      <style:text-properties fo:language="en" fo:country="US"/>
    </style:style>
    <style:style style:name="P243" style:parent-style-name="Standard" style:family="paragraph">
      <style:text-properties fo:language="en" fo:country="US"/>
    </style:style>
    <style:style style:name="P244" style:parent-style-name="Standard" style:family="paragraph">
      <style:text-properties fo:language="en" fo:country="US"/>
    </style:style>
    <style:style style:name="P245" style:parent-style-name="Standard" style:family="paragraph">
      <style:text-properties fo:language="en" fo:country="US"/>
    </style:style>
    <style:style style:name="P246" style:parent-style-name="Standard" style:family="paragraph">
      <style:text-properties fo:language="en" fo:country="US"/>
    </style:style>
    <style:style style:name="P247" style:parent-style-name="Standard" style:family="paragraph">
      <style:text-properties fo:language="en" fo:country="US"/>
    </style:style>
    <style:style style:name="P248" style:parent-style-name="Standard" style:family="paragraph">
      <style:text-properties fo:language="en" fo:country="US"/>
    </style:style>
    <style:style style:name="P249" style:parent-style-name="Standard" style:family="paragraph">
      <style:text-properties fo:language="en" fo:country="US"/>
    </style:style>
    <style:style style:name="P250" style:parent-style-name="Standard" style:family="paragraph">
      <style:text-properties fo:language="en" fo:country="US"/>
    </style:style>
    <style:style style:name="P251" style:parent-style-name="Standard" style:family="paragraph">
      <style:text-properties fo:language="en" fo:country="US"/>
    </style:style>
    <style:style style:name="T252" style:parent-style-name="Fuentedepárrafopredeter." style:family="text">
      <style:text-properties fo:language="en" fo:country="US"/>
    </style:style>
    <style:style style:name="T253" style:parent-style-name="Fuentedepárrafopredeter." style:family="text">
      <style:text-properties fo:language="en" fo:country="US"/>
    </style:style>
    <style:style style:name="P254" style:parent-style-name="Standard" style:family="paragraph">
      <style:text-properties fo:language="en" fo:country="US"/>
    </style:style>
    <style:style style:name="P255" style:parent-style-name="Standard" style:family="paragraph">
      <style:text-properties fo:language="en" fo:country="US"/>
    </style:style>
    <style:style style:name="P256" style:parent-style-name="Standard" style:family="paragraph">
      <style:text-properties fo:language="en" fo:country="US"/>
    </style:style>
    <style:style style:name="P257" style:parent-style-name="Standard" style:family="paragraph">
      <style:text-properties fo:language="en" fo:country="US"/>
    </style:style>
    <style:style style:name="P258" style:parent-style-name="Standard" style:family="paragraph">
      <style:text-properties fo:language="en" fo:country="US"/>
    </style:style>
    <style:style style:name="T259" style:parent-style-name="Fuentedepárrafopredeter." style:family="text">
      <style:text-properties fo:language="en" fo:country="US"/>
    </style:style>
    <style:style style:name="P260" style:parent-style-name="Standard" style:family="paragraph">
      <style:text-properties fo:font-weight="bold" style:font-weight-asian="bold" style:font-weight-complex="bold"/>
    </style:style>
    <style:style style:name="P261" style:parent-style-name="Standard" style:family="paragraph">
      <style:text-properties fo:font-weight="bold" style:font-weight-asian="bold" style:font-weight-complex="bold"/>
    </style:style>
    <style:style style:name="T262" style:parent-style-name="Fuentedepárrafopredeter." style:family="text">
      <style:text-properties fo:language="en" fo:country="US"/>
    </style:style>
    <style:style style:name="P263" style:parent-style-name="Standard" style:family="paragraph">
      <style:text-properties fo:language="en" fo:country="US"/>
    </style:style>
    <style:style style:name="P264" style:parent-style-name="Standard" style:family="paragraph">
      <style:text-properties fo:language="en" fo:country="US"/>
    </style:style>
    <style:style style:name="P265" style:parent-style-name="Standard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P267" style:parent-style-name="Standard" style:family="paragraph">
      <style:text-properties fo:language="en" fo:country="US"/>
    </style:style>
    <style:style style:name="P268" style:parent-style-name="Standard" style:family="paragraph">
      <style:text-properties fo:language="en" fo:country="US"/>
    </style:style>
    <style:style style:name="P269" style:parent-style-name="Standard" style:family="paragraph">
      <style:text-properties fo:language="en" fo:country="US"/>
    </style:style>
    <style:style style:name="P270" style:parent-style-name="Standard" style:family="paragraph">
      <style:text-properties fo:language="en" fo:country="US"/>
    </style:style>
    <style:style style:name="P271" style:parent-style-name="Standard" style:family="paragraph">
      <style:text-properties fo:language="en" fo:country="US"/>
    </style:style>
    <style:style style:name="P272" style:parent-style-name="Standard" style:family="paragraph">
      <style:text-properties fo:language="en" fo:country="US"/>
    </style:style>
    <style:style style:name="T273" style:parent-style-name="Fuentedepárrafopredeter." style:family="text">
      <style:text-properties fo:language="en" fo:country="US"/>
    </style:style>
    <style:style style:name="T274" style:parent-style-name="Fuentedepárrafopredeter." style:family="text">
      <style:text-properties fo:language="en" fo:country="US"/>
    </style:style>
    <style:style style:name="P275" style:parent-style-name="Standard" style:family="paragraph">
      <style:text-properties fo:language="en" fo:country="US"/>
    </style:style>
    <style:style style:name="P276" style:parent-style-name="Standard" style:family="paragraph">
      <style:text-properties fo:language="en" fo:country="US"/>
    </style:style>
    <style:style style:name="P277" style:parent-style-name="Standard" style:family="paragraph">
      <style:text-properties fo:language="en" fo:country="US"/>
    </style:style>
    <style:style style:name="P278" style:parent-style-name="Standard" style:family="paragraph">
      <style:text-properties fo:language="en" fo:country="US"/>
    </style:style>
    <style:style style:name="P279" style:parent-style-name="Standard" style:family="paragraph">
      <style:text-properties fo:language="en" fo:country="US"/>
    </style:style>
    <style:style style:name="T280" style:parent-style-name="Fuentedepárrafopredeter." style:family="text">
      <style:text-properties fo:language="en" fo:country="US"/>
    </style:style>
    <style:style style:name="P281" style:parent-style-name="Standard" style:family="paragraph">
      <style:text-properties fo:font-weight="bold" style:font-weight-asian="bold" style:font-weight-complex="bold"/>
    </style:style>
    <style:style style:name="P282" style:parent-style-name="Standard" style:family="paragraph">
      <style:text-properties fo:font-weight="bold" style:font-weight-asian="bold" style:font-weight-complex="bold"/>
    </style:style>
    <style:style style:name="P283" style:parent-style-name="Standard" style:family="paragraph">
      <style:text-properties fo:font-weight="bold" style:font-weight-asian="bold" style:font-weight-complex="bold"/>
    </style:style>
    <style:style style:name="T284" style:parent-style-name="Fuentedepárrafopredeter." style:family="text">
      <style:text-properties fo:font-weight="bold" style:font-weight-asian="bold" style:font-weight-complex="bold"/>
    </style:style>
    <style:style style:name="T285" style:parent-style-name="Fuentedepárrafopredeter." style:family="text">
      <style:text-properties fo:language="en" fo:country="US"/>
    </style:style>
    <style:style style:name="P286" style:parent-style-name="Standard" style:family="paragraph">
      <style:text-properties fo:language="en" fo:country="US"/>
    </style:style>
    <style:style style:name="P287" style:parent-style-name="Standard" style:family="paragraph">
      <style:text-properties fo:language="en" fo:country="US"/>
    </style:style>
    <style:style style:name="P288" style:parent-style-name="Standard" style:family="paragraph">
      <style:text-properties fo:language="en" fo:country="US"/>
    </style:style>
    <style:style style:name="P289" style:parent-style-name="Standard" style:family="paragraph">
      <style:text-properties fo:language="en" fo:country="US"/>
    </style:style>
    <style:style style:name="P290" style:parent-style-name="Standard" style:family="paragraph">
      <style:text-properties fo:language="en" fo:country="US"/>
    </style:style>
    <style:style style:name="P291" style:parent-style-name="Standard" style:family="paragraph">
      <style:text-properties fo:language="en" fo:country="US"/>
    </style:style>
    <style:style style:name="P292" style:parent-style-name="Standard" style:family="paragraph">
      <style:text-properties fo:language="en" fo:country="US"/>
    </style:style>
    <style:style style:name="P293" style:parent-style-name="Standard" style:family="paragraph">
      <style:text-properties fo:language="en" fo:country="US"/>
    </style:style>
    <style:style style:name="P294" style:parent-style-name="Standard" style:family="paragraph">
      <style:text-properties fo:language="en" fo:country="US"/>
    </style:style>
    <style:style style:name="P295" style:parent-style-name="Standard" style:family="paragraph">
      <style:text-properties fo:language="en" fo:country="US"/>
    </style:style>
    <style:style style:name="T296" style:parent-style-name="Fuentedepárrafopredeter." style:family="text">
      <style:text-properties fo:language="en" fo:country="US"/>
    </style:style>
    <style:style style:name="T297" style:parent-style-name="Fuentedepárrafopredeter." style:family="text">
      <style:text-properties fo:language="en" fo:country="US"/>
    </style:style>
    <style:style style:name="P298" style:parent-style-name="Standard" style:family="paragraph">
      <style:text-properties fo:language="en" fo:country="US"/>
    </style:style>
    <style:style style:name="P299" style:parent-style-name="Standard" style:family="paragraph">
      <style:text-properties fo:language="en" fo:country="US"/>
    </style:style>
    <style:style style:name="P300" style:parent-style-name="Standard" style:family="paragraph">
      <style:text-properties fo:language="en" fo:country="US"/>
    </style:style>
    <style:style style:name="P301" style:parent-style-name="Standard" style:family="paragraph">
      <style:text-properties fo:language="en" fo:country="US"/>
    </style:style>
    <style:style style:name="P302" style:parent-style-name="Standard" style:family="paragraph">
      <style:text-properties fo:language="en" fo:country="US"/>
    </style:style>
    <style:style style:name="T303" style:parent-style-name="Fuentedepárrafopredeter." style:family="text">
      <style:text-properties fo:language="en" fo:country="US"/>
    </style:style>
    <style:style style:name="P304" style:parent-style-name="Standard" style:family="paragraph">
      <style:text-properties fo:font-weight="bold" style:font-weight-asian="bold" style:font-weight-complex="bold"/>
    </style:style>
    <style:style style:name="P305" style:parent-style-name="Standard" style:family="paragraph">
      <style:text-properties fo:font-weight="bold" style:font-weight-asian="bold" style:font-weight-complex="bold"/>
    </style:style>
    <style:style style:name="T306" style:parent-style-name="Fuentedepárrafopredeter." style:family="text">
      <style:text-properties fo:language="en" fo:country="US"/>
    </style:style>
    <style:style style:name="P307" style:parent-style-name="Standard" style:family="paragraph">
      <style:text-properties fo:language="en" fo:country="US"/>
    </style:style>
    <style:style style:name="P308" style:parent-style-name="Standard" style:family="paragraph">
      <style:text-properties fo:language="en" fo:country="US"/>
    </style:style>
    <style:style style:name="P309" style:parent-style-name="Standard" style:family="paragraph">
      <style:text-properties fo:language="en" fo:country="US"/>
    </style:style>
    <style:style style:name="P310" style:parent-style-name="Standard" style:family="paragraph">
      <style:text-properties fo:language="en" fo:country="US"/>
    </style:style>
    <style:style style:name="P311" style:parent-style-name="Standard" style:family="paragraph">
      <style:text-properties fo:language="en" fo:country="US"/>
    </style:style>
    <style:style style:name="P312" style:parent-style-name="Standard" style:family="paragraph">
      <style:text-properties fo:language="en" fo:country="US"/>
    </style:style>
    <style:style style:name="P313" style:parent-style-name="Standard" style:family="paragraph">
      <style:text-properties fo:language="en" fo:country="US"/>
    </style:style>
    <style:style style:name="P314" style:parent-style-name="Standard" style:family="paragraph">
      <style:text-properties fo:language="en" fo:country="US"/>
    </style:style>
    <style:style style:name="P315" style:parent-style-name="Standard" style:family="paragraph">
      <style:text-properties fo:language="en" fo:country="US"/>
    </style:style>
    <style:style style:name="P316" style:parent-style-name="Standard" style:family="paragraph">
      <style:text-properties fo:language="en" fo:country="US"/>
    </style:style>
    <style:style style:name="T317" style:parent-style-name="Fuentedepárrafopredeter." style:family="text">
      <style:text-properties fo:language="en" fo:country="US"/>
    </style:style>
    <style:style style:name="T318" style:parent-style-name="Fuentedepárrafopredeter." style:family="text">
      <style:text-properties fo:language="en" fo:country="US"/>
    </style:style>
    <style:style style:name="T319" style:parent-style-name="Fuentedepárrafopredeter." style:family="text">
      <style:text-properties fo:language="en" fo:country="US"/>
    </style:style>
    <style:style style:name="P320" style:parent-style-name="Standard" style:family="paragraph">
      <style:text-properties fo:language="en" fo:country="US"/>
    </style:style>
    <style:style style:name="P321" style:parent-style-name="Standard" style:family="paragraph">
      <style:text-properties fo:language="en" fo:country="US"/>
    </style:style>
    <style:style style:name="P322" style:parent-style-name="Standard" style:family="paragraph">
      <style:text-properties fo:language="en" fo:country="US"/>
    </style:style>
    <style:style style:name="P323" style:parent-style-name="Standard" style:family="paragraph">
      <style:text-properties fo:language="en" fo:country="US"/>
    </style:style>
    <style:style style:name="P324" style:parent-style-name="Standard" style:family="paragraph">
      <style:text-properties fo:language="en" fo:country="US"/>
    </style:style>
    <style:style style:name="T325" style:parent-style-name="Fuentedepárrafopredeter." style:family="text">
      <style:text-properties fo:language="en" fo:country="US"/>
    </style:style>
    <style:style style:name="P326" style:parent-style-name="Standard" style:family="paragraph">
      <style:text-properties fo:language="en" fo:country="US"/>
    </style:style>
    <style:style style:name="P327" style:parent-style-name="Standard" style:family="paragraph">
      <style:text-properties fo:font-weight="bold" style:font-weight-asian="bold" style:font-weight-complex="bold"/>
    </style:style>
    <style:style style:name="P328" style:parent-style-name="Standard" style:family="paragraph">
      <style:text-properties fo:font-weight="bold" style:font-weight-asian="bold" style:font-weight-complex="bold"/>
    </style:style>
    <style:style style:name="P32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P2">Matriz de entrada:</text:p>
      <text:p text:style-name="Standard"/>
      <text:p text:style-name="Standard"><text:s text:c="2"/>0.900 <text:s/>0.348 <text:s/>0.311 <text:s/>1.552 89.500</text:p>
      <text:p text:style-name="Standard"><text:s text:c="2"/>0.900 <text:s/>0.348 <text:s/>0.311 <text:s/>2.000 88.500</text:p>
      <text:p text:style-name="Standard"><text:s text:c="2"/>0.899 <text:s/>0.348 <text:s/>0.311 <text:s/>1.552 89.500</text:p>
      <text:p text:style-name="Standard"><text:s text:c="2"/>0.899 <text:s/>0.348 <text:s/>0.300 <text:s/>1.552 88.000</text:p>
      <text:p text:style-name="Standard"><text:s text:c="2"/>1.000 <text:s/>0.348 <text:s/>0.311 <text:s/>2.000 89.000</text:p>
      <text:p text:style-name="Standard"><text:s text:c="2"/>1.000 <text:s/>0.350 <text:s/>0.310 <text:s/>1.650<text:s/>89.500</text:p>
      <text:p text:style-name="Standard"/>
      <text:p text:style-name="Standard">Matriz con SR2</text:p>
      <text:p text:style-name="Standard"/>
      <text:p text:style-name="P3">Vertices of initial 3-D simplex and</text:p>
      <text:p text:style-name="P4"><text:s/>function values at the vertices:</text:p>
      <text:p text:style-name="Standard"><text:span text:style-name="T5"><text:s text:c="8"/></text:span>Q <text:s text:c="4"/>R1 <text:s text:c="4"/>R2 <text:s text:c="4"/>L1R <text:s text:c="4"/>INCL <text:s text:c="3"/>SR2</text:p>
      <text:p text:style-name="Standard"><text:s text:c="3"/>1 <text:s text:c="2"/>0.900 <text:s text:c="2"/>0.348 <text:s text:c="2"/>0.311 <text:s text:c="2"/>1.552 <text:s/>89.500 <text:s text:c="2"/>0.004</text:p>
      <text:p text:style-name="Standard"><text:s text:c="3"/>2 <text:s text:c="2"/>0.900 <text:s text:c="2"/>0.348 <text:s text:c="2"/>0.311 <text:s text:c="2"/>2.000 <text:s/>88.500 <text:s text:c="2"/>0.011</text:p>
      <text:p text:style-name="Standard"><text:s text:c="3"/>3<text:s/><text:s text:c="2"/>0.899 <text:s text:c="2"/>0.348 <text:s text:c="2"/>0.311 <text:s text:c="2"/>1.552 <text:s/>89.500 <text:s text:c="2"/>0.004</text:p>
      <text:p text:style-name="Standard"><text:s text:c="3"/>4 <text:s text:c="2"/>0.899 <text:s text:c="2"/>0.348 <text:s text:c="2"/>0.300 <text:s text:c="2"/>1.552 <text:s/>88.000 <text:s text:c="2"/>0.003</text:p>
      <text:p text:style-name="Standard"><text:s text:c="3"/><text:span text:style-name="T6">5 <text:s text:c="2"/>1.000 <text:s text:c="2"/>0.348 <text:s text:c="2"/>0.311 <text:s text:c="2"/>2.000 <text:s/>89.000 <text:s text:c="2"/>0.011</text:span></text:p>
      <text:p text:style-name="P7"><text:s text:c="3"/>6 <text:s text:c="2"/>1.000 <text:s text:c="2"/>0.350 <text:s text:c="2"/>0.310 <text:s text:c="2"/>1.650 <text:s/>89.500 <text:s text:c="2"/>0.005</text:p>
      <text:p text:style-name="P8"/>
      <text:p text:style-name="P9">Terminal:</text:p>
      <text:p text:style-name="P10"/>
      <text:p text:style-name="P11">Q <text:s text:c="2"/>0.100000024 <text:s text:c="5"/>R1 <text:s text:c="2"/>0.284010753607749939 <text:s text:c="6"/>R2 <text:s text:c="2"/>0.28390154242515564 <text:s text:c="6"/>Lrel <text:s text:c="3"/>1.1390659809112549 <text:s text:c="6"/>Inc <text:s text:c="3"/>89.415695190429688 <text:s text:c="6"/>PHI <text:s text:c="3"/>0.0000000000000000 <text:s text:c="4"/></text:p>
      <text:p text:style-name="Standard"><text:span text:style-name="T12"><text:s text:c="2"/></text:span>SQR = <text:s text:c="2"/>6.2161749347208002E-004 <text:s/>puntos <text:s text:c="9"/>818</text:p>
      <text:p text:style-name="Standard"><text:s text:c="7"/>Sr² <text:s text:c="2"/>6.2161749347208002E-004</text:p>
      <text:p text:style-name="Standard"/>
      <text:p text:style-name="Standard"><text:s/><text:span text:style-name="T13">Number of iteration</text:span><text:span text:style-name="T14">s: 421</text:span></text:p>
      <text:p text:style-name="P15"/>
      <text:p text:style-name="P16"><text:s/>Vertices of final 3-D simplex and</text:p>
      <text:p text:style-name="P17"><text:s/>function values at the vertices:</text:p>
      <text:p text:style-name="Standard"><text:span text:style-name="T18"><text:s text:c="11"/></text:span>Q <text:s text:c="4"/>R1 <text:s text:c="4"/>R2 <text:s text:c="4"/>L1R <text:s text:c="4"/>INCL <text:s text:c="3"/>SR2</text:p>
      <text:p text:style-name="Standard"><text:s text:c="3"/>1 <text:s/>0.1000 <text:s/>0.2841 <text:s/>0.2839 <text:s/>1.1391 89.4157 <text:s/>0.0006</text:p>
      <text:p text:style-name="Standard"><text:s text:c="3"/>2 <text:s/>0.1000 <text:s/>0.2841 <text:s/>0.2839 <text:s/>1.1391 89.4157 <text:s/>0.0006</text:p>
      <text:p text:style-name="Standard"><text:s text:c="3"/>3 <text:s/>0.1000 <text:s/>0.2841<text:s/><text:s/>0.2839 <text:s/>1.1391 89.4157 <text:s/>0.0006</text:p>
      <text:p text:style-name="Standard"><text:s text:c="3"/>4 <text:s/>0.1000 <text:s/>0.2841 <text:s/>0.2839 <text:s/>1.1391 89.4157 <text:s/>0.0006</text:p>
      <text:p text:style-name="Standard"><text:s text:c="3"/>5 <text:s/>0.1000 <text:s/>0.2841 <text:s/>0.2839 <text:s/>1.1391 89.4157 <text:s/>0.0006</text:p>
      <text:p text:style-name="Standard"><text:s text:c="3"/>6 <text:s/>0.1000 <text:s/>0.2841 <text:s/>0.2839 <text:s/>1.1391 89.4157 <text:s/>0.0006</text:p>
      <text:p text:style-name="Standard"/>
      <text:p text:style-name="Standard"/>
      <text:p text:style-name="Standard"/>
      <text:p text:style-name="Standard"/>
      <text:p text:style-name="P19">Ejemplo MATRIZ 2</text:p>
      <text:p text:style-name="Standard"/>
      <text:p text:style-name="Standard"><text:s text:c="2"/><text:span text:style-name="T20">0.600 <text:s/>0.300 <text:s/>0.250 <text:s/>0.900 86.000</text:span></text:p>
      <text:p text:style-name="P21"><text:s text:c="2"/>0.700 <text:s/>0.500 <text:s/>0.450 <text:s/>1.500 86.500</text:p>
      <text:p text:style-name="P22"><text:s text:c="2"/>0.800 <text:s/>0.400 <text:s/>0.350 <text:s/>3.500 87.500</text:p>
      <text:p text:style-name="P23"><text:s text:c="2"/>0.850 <text:s/>0.600 <text:s/>0.550 <text:s/>4.000 88.500</text:p>
      <text:p text:style-name="P24"><text:s text:c="2"/>0.900 <text:s/>0.800 <text:s/>0.750<text:s/><text:tab/>4.500 89.000</text:p>
      <text:p text:style-name="P25"><text:s text:c="2"/>1.000 <text:s/>0.900 <text:s/>0.850 <text:s/>5.000 90.000</text:p>
      <text:soft-page-break/>
      <text:p text:style-name="P26">Vertices of initial 3-D simplex and</text:p>
      <text:p text:style-name="P27"><text:s/>function values at the vertices:</text:p>
      <text:p text:style-name="Standard"><text:span text:style-name="T28"><text:s text:c="8"/></text:span>Q <text:s text:c="4"/>R1 <text:s text:c="4"/>R2 <text:s text:c="4"/>L1R <text:s text:c="4"/>INCL <text:s text:c="3"/>SR2</text:p>
      <text:p text:style-name="Standard"><text:s text:c="3"/>1 <text:s text:c="2"/>0.600 <text:s text:c="2"/>0.300 <text:s text:c="2"/>0.250 <text:s text:c="2"/>0.900 <text:s/>86.000 <text:s text:c="2"/>0.025</text:p>
      <text:p text:style-name="Standard"><text:s text:c="3"/>2 <text:s text:c="2"/>0.700 <text:s text:c="2"/>0.500 <text:s text:c="2"/>0.450 <text:s text:c="2"/>1.500 <text:s/>86.500 <text:s text:c="2"/>0.033</text:p>
      <text:p text:style-name="Standard"><text:s text:c="3"/>3 <text:s text:c="2"/>0.800 <text:s text:c="2"/>0.400 <text:s text:c="2"/>0.350 <text:s text:c="2"/>3.500 <text:s/>87.500 <text:s text:c="2"/>0.050</text:p>
      <text:p text:style-name="Standard"><text:s text:c="3"/>4 <text:s text:c="2"/>0.850 <text:s text:c="2"/>0.600 <text:s text:c="2"/>0.550 <text:s text:c="2"/>4.000 <text:s/>88.500 <text:s text:c="2"/>0.144</text:p>
      <text:p text:style-name="Standard"><text:s text:c="3"/>5 <text:s text:c="2"/>0.900 <text:s text:c="2"/>0.800 <text:s text:c="2"/>0.750 <text:s text:c="2"/>4.500 <text:s/>89.000 <text:s text:c="2"/>0.239</text:p>
      <text:p text:style-name="Standard"><text:s text:c="3"/>6 <text:s text:c="2"/>1.000 <text:s text:c="2"/>0.900 <text:s text:c="2"/>0.850 <text:s text:c="2"/>5.000 <text:s/>90.000 <text:s text:c="2"/>0.299</text:p>
      <text:p text:style-name="Standard"/>
      <text:p text:style-name="Standard"/>
      <text:p text:style-name="Standard"><text:s text:c="2"/>Solución 2</text:p>
      <text:p text:style-name="Standard"/>
      <text:p text:style-name="Standard">Q <text:s text:c="3"/>7.05686435E-02 <text:s/>R1 <text:s text:c="2"/>0.28433996438980103 <text:s text:c="6"/>R2 <text:s text:c="2"/>0.28411039710044861 <text:s text:c="6"/>Lrel <text:s text:c="3"/>1.1396518945693970 <text:s text:c="6"/>Inc <text:s text:c="3"/>89.376037597656250 <text:s text:c="6"/>PHI <text:s text:c="3"/>0.0000000000000000 <text:s text:c="4"/></text:p>
      <text:p text:style-name="Standard"><text:s text:c="2"/>SQR = <text:s text:c="2"/>6.2274715198324044E-004 <text:s/>puntos <text:s text:c="9"/>818</text:p>
      <text:p text:style-name="Standard"><text:s text:c="7"/>Sr² <text:s text:c="2"/>6.2274715198324044E-004</text:p>
      <text:p text:style-name="Standard"/>
      <text:p text:style-name="Standard"><text:s/><text:span text:style-name="T29">Number of iterations: 511</text:span></text:p>
      <text:p text:style-name="P30"/>
      <text:p text:style-name="P31"><text:s/>Vertices of final 3-D simplex and</text:p>
      <text:p text:style-name="P32"><text:s/>function values at the vertices:</text:p>
      <text:p text:style-name="Standard"><text:span text:style-name="T33"><text:s text:c="11"/></text:span>Q <text:s text:c="4"/>R1 <text:s text:c="4"/>R2 <text:s text:c="4"/>L1R <text:s text:c="4"/>INCL <text:s text:c="3"/>SR2</text:p>
      <text:p text:style-name="Standard"><text:s text:c="3"/>1 14.1706 <text:s/>0.2843 <text:s/>0.2841 <text:s/>1.1397 89.3760 <text:s/>0.0006</text:p>
      <text:p text:style-name="Standard"><text:s text:c="3"/>2 14.1706 <text:s/>0.2843 <text:s/>0.2841 <text:s/>1.1397 89.3760 <text:s/>0.0006</text:p>
      <text:p text:style-name="Standard"><text:s text:c="3"/>3 14.1706 <text:s/>0.2843 <text:s/>0.2841 <text:s/>1.1397 89.3760 <text:s/>0.0006</text:p>
      <text:p text:style-name="Standard"><text:s text:c="3"/>4 14.1706 <text:s/>0.2843 <text:s/>0.2841 <text:s/>1.1397 89.3760 <text:s/>0.0006</text:p>
      <text:p text:style-name="Standard"><text:s text:c="3"/>5<text:s/>14.1706 <text:s/>0.2843 <text:s/>0.2841 <text:s/>1.1397 89.3760 <text:s/>0.0006</text:p>
      <text:p text:style-name="Standard"><text:s text:c="3"/>6 14.1706 <text:s/>0.2843 <text:s/>0.2841 <text:s/>1.1397 89.3760 <text:s/>0.0006</text:p>
      <text:p text:style-name="Standard"/>
      <text:p text:style-name="Standard"/>
      <text:p text:style-name="P34"/>
      <text:p text:style-name="P35">Ejemplo MATRIZ 3</text:p>
      <text:p text:style-name="P36"/>
      <text:p text:style-name="P37"><text:s text:c="2"/>0.750 <text:s/>0.150 <text:s/>0.100 <text:s/>2.000 85.000</text:p>
      <text:p text:style-name="P38"><text:s text:c="2"/>0.800 <text:s/>0.250 <text:s/>0.200 <text:s/>2.500 86.000</text:p>
      <text:p text:style-name="P39"><text:s text:c="2"/>0.850 <text:s/>0.350 <text:s/>0.300 <text:s/>3.000 87.000</text:p>
      <text:p text:style-name="P40"><text:s text:c="2"/>0.900 <text:s/>0.450 <text:s/>0.400 <text:s/>3.500 88.000</text:p>
      <text:p text:style-name="P41"><text:s text:c="2"/>0.950 <text:s/>0.550 <text:s/>0.500 <text:s/>4.000 89.000</text:p>
      <text:p text:style-name="P42"><text:s text:c="2"/>1.000 <text:s/>0.650 <text:s/>0.600 <text:s/>4.500 90.000</text:p>
      <text:p text:style-name="P43"/>
      <text:p text:style-name="P44">Matriz con SR2</text:p>
      <text:p text:style-name="P45"/>
      <text:p text:style-name="P46">Vertices of initial 3-D simplex and</text:p>
      <text:p text:style-name="P47"><text:s/>function values at the vertices:</text:p>
      <text:p text:style-name="Standard"><text:span text:style-name="T48"><text:s text:c="8"/></text:span>Q <text:s text:c="4"/>R1 <text:s text:c="4"/>R2 <text:s text:c="4"/>L1R <text:s text:c="4"/>INCL <text:s text:c="3"/>SR2</text:p>
      <text:p text:style-name="Standard"><text:s text:c="3"/>1 <text:s text:c="2"/>0.750 <text:s text:c="2"/>0.150 <text:s/><text:s/>0.100 <text:s text:c="2"/>2.000 <text:s/>85.000 <text:s text:c="2"/>0.125</text:p>
      <text:p text:style-name="Standard"><text:s text:c="3"/>2 <text:s text:c="2"/>0.800 <text:s text:c="2"/>0.250 <text:s text:c="2"/>0.200 <text:s text:c="2"/>2.500 <text:s/>86.000 <text:s text:c="2"/>0.025</text:p>
      <text:p text:style-name="Standard"><text:s text:c="3"/>3 <text:s text:c="2"/>0.850 <text:s text:c="2"/>0.350 <text:s text:c="2"/>0.300 <text:s text:c="2"/>3.000 <text:s/>87.000 <text:s text:c="2"/>0.026</text:p>
      <text:p text:style-name="Standard"><text:s text:c="3"/>4 <text:s text:c="2"/>0.900 <text:s text:c="2"/>0.450 <text:s text:c="2"/>0.400 <text:s text:c="2"/>3.500 <text:s/>88.000 <text:s text:c="2"/>0.068</text:p>
      <text:p text:style-name="Standard"><text:s text:c="3"/>5 <text:s text:c="2"/>0.950 <text:s text:c="2"/>0.550 <text:s text:c="2"/>0.500 <text:s text:c="2"/>4.000 <text:s/>89.000 <text:s text:c="2"/>0.124</text:p>
      <text:p text:style-name="Standard"><text:s text:c="3"/>6 <text:s text:c="2"/>1.000<text:s/><text:s text:c="2"/>0.650 <text:s text:c="2"/>0.600 <text:s text:c="2"/>4.500 <text:s/>90.000 <text:s text:c="2"/>0.181</text:p>
      <text:p text:style-name="Standard"/>
      <text:p text:style-name="Standard">Terminal:</text:p>
      <text:p text:style-name="Standard"/>
      <text:p text:style-name="Standard">Q <text:s text:c="2"/>0.822310567 <text:s text:c="5"/>R1 <text:s text:c="2"/>0.29462319612503052 <text:s text:c="6"/>R2 <text:s text:c="2"/>0.24462345242500305 <text:s text:c="6"/>Lrel <text:s text:c="3"/>2.7231180667877197 <text:s text:c="6"/>Inc <text:s text:c="3"/>86.446281433105469 <text:s text:c="6"/>PHI <text:s text:c="3"/>0.0000000000000000 <text:s text:c="4"/></text:p>
      <text:p text:style-name="Standard"><text:s text:c="2"/>SQR = <text:s text:c="2"/>1.7168961221367462E-002 <text:s/>puntos <text:s text:c="9"/>825</text:p>
      <text:p text:style-name="Standard"><text:s text:c="7"/><text:span text:style-name="T49">Sr² <text:s text:c="2"/>1.7168961221367462E-002</text:span></text:p>
      <text:p text:style-name="P50"/>
      <text:p text:style-name="P51"><text:s/>Number of iterations: 106</text:p>
      <text:p text:style-name="P52"/>
      <text:p text:style-name="P53"><text:s/>Vertices of final 3-D simplex and</text:p>
      <text:p text:style-name="P54"><text:s/>function values at the vertices:</text:p>
      <text:p text:style-name="Standard"><text:span text:style-name="T55"><text:s text:c="11"/></text:span>Q <text:s text:c="4"/>R1 <text:s text:c="4"/>R2 <text:s text:c="4"/>L1R <text:s text:c="4"/>INCL <text:s text:c="3"/>SR2</text:p>
      <text:p text:style-name="Standard"><text:s text:c="3"/>1 <text:s/>0.8223 <text:s/>0.2946 <text:s/>0.2446 <text:s/>2.7228 86.4457 <text:s/>0.0172</text:p>
      <text:p text:style-name="Standard"><text:s text:c="3"/>2 <text:s/>0.8224 <text:s/>0.2947 <text:s/>0.2447 <text:s/>2.7235 86.4471 <text:s/>0.0172</text:p>
      <text:p text:style-name="Standard"><text:s text:c="3"/>3 <text:s/>0.8223 <text:s/>0.2947 <text:s/>0.2447 <text:s/>2.7235 86.4470 <text:s/>0.0172</text:p>
      <text:p text:style-name="Standard"><text:s text:c="3"/>4 <text:s/>0.8223 <text:s/>0.2946 <text:s/>0.2446 <text:s/>2.7231 86.4463 <text:s/>0.0172</text:p>
      <text:p text:style-name="Standard"><text:s text:c="3"/>5 <text:s/>0.8223 <text:s/>0.2945 <text:s/>0.2445 <text:s/>2.7227 86.4455 <text:s/>0.0172</text:p>
      <text:p text:style-name="Standard"><text:s text:c="3"/>6<text:s/><text:s/>0.8223 <text:s/>0.2947 <text:s/>0.2447 <text:s/>2.7234 86.4468 <text:s/>0.0172</text:p>
      <text:p text:style-name="Standard"/>
      <text:p text:style-name="Standard"/>
      <text:p text:style-name="P56">Ejemplo MATRIZ 4</text:p>
      <text:p text:style-name="Standard"/>
      <text:p text:style-name="Standard"><text:s text:c="2"/><text:span text:style-name="T57">0.700 <text:s/>0.500 <text:s/>0.650 <text:s/>3.500 87.500</text:span></text:p>
      <text:p text:style-name="P58"><text:s text:c="2"/>0.750 <text:s/>0.550 <text:s/>0.700 <text:s/>4.000 88.000</text:p>
      <text:p text:style-name="P59"><text:s text:c="2"/>0.800 <text:s/>0.600 <text:s/>0.750 <text:s/>4.500 88.500</text:p>
      <text:p text:style-name="P60"><text:s text:c="2"/>0.850 <text:s/>0.650 <text:s/>0.800 <text:s/>5.000 89.000</text:p>
      <text:p text:style-name="P61"><text:s text:c="2"/>0.900 <text:s/>0.700 <text:s/>0.850 <text:s/>5.500 89.500</text:p>
      <text:p text:style-name="P62"><text:s text:c="2"/>1.000<text:s/><text:s/>0.750 <text:s/>0.900 <text:s/>6.000 90.000</text:p>
      <text:p text:style-name="P63"/>
      <text:p text:style-name="P64">Matriz con SR2</text:p>
      <text:p text:style-name="P65"/>
      <text:p text:style-name="P66"><text:s/>Vertices of initial 3-D simplex and</text:p>
      <text:p text:style-name="P67"><text:s/>function values at the vertices:</text:p>
      <text:p text:style-name="Standard"><text:span text:style-name="T68"><text:s text:c="8"/></text:span>Q <text:s text:c="4"/>R1 <text:s text:c="4"/>R2 <text:s text:c="4"/>L1R <text:s text:c="4"/>INCL <text:s text:c="3"/>SR2</text:p>
      <text:p text:style-name="Standard"><text:s text:c="3"/>1 <text:s text:c="2"/>0.700 <text:s text:c="2"/>0.500 <text:s text:c="2"/>0.650 <text:s text:c="2"/>3.500 <text:s/>87.500 <text:s text:c="2"/>0.076</text:p>
      <text:p text:style-name="Standard"><text:s text:c="3"/>2 <text:s text:c="2"/>0.750 <text:s text:c="2"/>0.550 <text:s text:c="2"/>0.700 <text:s text:c="2"/>4.000 <text:s/>88.000 <text:s text:c="2"/>0.101</text:p>
      <text:p text:style-name="Standard"><text:s text:c="3"/>3 <text:s text:c="2"/>0.800 <text:s text:c="2"/>0.600 <text:s text:c="2"/>0.750 <text:s text:c="2"/>4.500 <text:s/>88.500 <text:s text:c="2"/>0.128</text:p>
      <text:p text:style-name="Standard"><text:s text:c="3"/>4 <text:s text:c="2"/>0.850 <text:s text:c="2"/>0.650 <text:s text:c="2"/>0.800 <text:s text:c="2"/>5.000 <text:s/>89.000 <text:s text:c="2"/>0.159</text:p>
      <text:p text:style-name="Standard"><text:s text:c="3"/>5 <text:s text:c="2"/>0.900 <text:s text:c="2"/>0.700 <text:s text:c="2"/>0.850 <text:s text:c="2"/>5.500 <text:s/>89.500 <text:s text:c="2"/>0.190</text:p>
      <text:p text:style-name="Standard"><text:s text:c="3"/>6 <text:s text:c="2"/>1.000 <text:s text:c="2"/>0.750 <text:s text:c="2"/>0.900 <text:s text:c="2"/>6.000 <text:s/>90.000 <text:s text:c="2"/>0.222</text:p>
      <text:p text:style-name="Standard"/>
      <text:p text:style-name="Standard">Terminal:</text:p>
      <text:p text:style-name="Standard"/>
      <text:p text:style-name="Standard">Q <text:s text:c="2"/>0.498753786 <text:s text:c="5"/>R1 <text:s text:c="2"/>0.49959141016006470 <text:s text:c="6"/>R2 <text:s text:c="2"/>0.34959149360656738 <text:s text:c="6"/>Lrel <text:s text:c="3"/>1.9959084987640381 <text:s text:c="6"/>Inc <text:s text:c="3"/>85.995971679687500 <text:s text:c="6"/>PHI <text:s text:c="3"/>3.1415927410125732 <text:s text:c="4"/></text:p>
      <text:p text:style-name="Standard"><text:s text:c="2"/>SQR = <text:s text:c="2"/>3.3305369624518071E-002 <text:s/>puntos <text:s text:c="9"/>422</text:p>
      <text:p text:style-name="Standard"><text:s text:c="7"/><text:span text:style-name="T69">Sr² <text:s text:c="2"/>3.3305369624518071E</text:span><text:span text:style-name="T70">-002</text:span></text:p>
      <text:p text:style-name="P71"/>
      <text:p text:style-name="P72"><text:s/>Number of iterations: 100</text:p>
      <text:p text:style-name="P73"/>
      <text:p text:style-name="P74"><text:s/>Vertices of final 3-D simplex and</text:p>
      <text:soft-page-break/>
      <text:p text:style-name="P75"><text:s/>function values at the vertices:</text:p>
      <text:p text:style-name="Standard"><text:span text:style-name="T76"><text:s text:c="11"/></text:span>Q <text:s text:c="4"/>R1 <text:s text:c="4"/>R2 <text:s text:c="4"/>L1R <text:s text:c="4"/>INCL <text:s text:c="3"/>SR2</text:p>
      <text:p text:style-name="Standard"><text:s text:c="3"/>1 <text:s/>0.4988 <text:s/>0.3496 <text:s/>0.4996 <text:s/>1.9959 85.9960 <text:s/>0.0333</text:p>
      <text:p text:style-name="Standard"><text:s text:c="3"/>2 <text:s/>0.4988 <text:s/>0.3497 <text:s/>0.4997 <text:s/>1.9966 85.9966 <text:s/>0.0333</text:p>
      <text:p text:style-name="Standard"><text:s text:c="3"/>3 <text:s/>0.4988 <text:s/>0.3496 <text:s/>0.4996 <text:s/>1.9963 85.9964 <text:s/>0.0333</text:p>
      <text:p text:style-name="Standard"><text:s text:c="3"/>4 <text:s/>0.4985 <text:s/>0.3494 <text:s/>0.4994 <text:s/>1.9939 85.9939 <text:s/>0.0333</text:p>
      <text:p text:style-name="Standard"><text:s text:c="3"/>5 <text:s/>0.4987 <text:s/>0.3494 <text:s/>0.4994 <text:s/>1.9936 85.9936 <text:s/>0.0333</text:p>
      <text:p text:style-name="Standard"><text:s text:c="3"/>6 <text:s/>0.4984 <text:s/>0.3494 <text:s/>0.4994 <text:s/>1.9941 85.9942 <text:s/>0.0333</text:p>
      <text:p text:style-name="P77"/>
      <text:p text:style-name="P78"/>
      <text:p text:style-name="P79">Ejemplo MATRIZ 5</text:p>
      <text:p text:style-name="Standard"/>
      <text:p text:style-name="Standard"><text:s text:c="2"/><text:span text:style-name="T80">0.550 <text:s/>0.700 <text:s/></text:span><text:span text:style-name="T81">0.100 <text:s/>1.000 85.500</text:span></text:p>
      <text:p text:style-name="P82"><text:s text:c="2"/>0.650 <text:s/>0.750 <text:s/>0.150 <text:s/>2.000 86.500</text:p>
      <text:p text:style-name="P83"><text:s text:c="2"/>0.750 <text:s/>0.800 <text:s/>0.200 <text:s/>3.000 87.500</text:p>
      <text:p text:style-name="P84"><text:s text:c="2"/>0.850 <text:s/>0.850 <text:s/>0.250 <text:s/>4.000 88.500</text:p>
      <text:p text:style-name="P85"><text:s text:c="2"/>0.950 <text:s/>0.900 <text:s/>0.300 <text:s/>5.000 89.500</text:p>
      <text:p text:style-name="P86"><text:s text:c="2"/>1.000 <text:s/>0.950 <text:s/>0.350 <text:s/>6.000 90.000</text:p>
      <text:p text:style-name="P87"/>
      <text:p text:style-name="P88">Matriz con SR2</text:p>
      <text:p text:style-name="P89"/>
      <text:p text:style-name="P90"/>
      <text:p text:style-name="P91">Vertices of initial 3-D simplex and</text:p>
      <text:p text:style-name="P92"><text:s/>function values at the vertices:</text:p>
      <text:p text:style-name="Standard"><text:span text:style-name="T93"><text:s text:c="8"/></text:span>Q <text:s text:c="4"/>R1 <text:s text:c="4"/>R2 <text:s text:c="4"/>L1R <text:s text:c="4"/>INCL <text:s text:c="3"/>SR2</text:p>
      <text:p text:style-name="Standard"><text:s text:c="3"/>1 <text:s text:c="2"/>0.550 <text:s text:c="2"/>0.700 <text:s text:c="2"/>0.100 <text:s text:c="2"/>1.000 <text:s/>85.500 <text:s text:c="2"/>0.342</text:p>
      <text:p text:style-name="Standard"><text:s text:c="3"/>2 <text:s text:c="2"/>0.650 <text:s text:c="2"/>0.750 <text:s text:c="2"/>0.150 <text:s text:c="2"/>2.000 <text:s/>86.500 <text:s text:c="2"/>0.216</text:p>
      <text:p text:style-name="Standard"><text:s text:c="3"/>3 <text:s text:c="2"/>0.750 <text:s text:c="2"/>0.800 <text:s text:c="2"/>0.200 <text:s text:c="2"/>3.000 <text:s/>87.500 <text:s text:c="2"/>0.177</text:p>
      <text:p text:style-name="Standard"><text:s text:c="3"/>4 <text:s text:c="2"/>0.850 <text:s text:c="2"/>0.850 <text:s text:c="2"/>0.250 <text:s text:c="2"/>4.000 <text:s/>88.500 <text:s text:c="2"/>0.163</text:p>
      <text:p text:style-name="Standard"><text:s text:c="3"/>5 <text:s text:c="2"/>0.950 <text:s text:c="2"/>0.900 <text:s text:c="2"/>0.300 <text:s text:c="2"/>5.000 <text:s/>89.500 <text:s text:c="2"/>0.161</text:p>
      <text:p text:style-name="Standard"><text:s text:c="3"/>6 <text:s text:c="2"/>1.000 <text:s text:c="2"/>0.950 <text:s text:c="2"/>0.350 <text:s text:c="2"/>6.000 <text:s/>90.000 <text:s text:c="2"/>0.166</text:p>
      <text:p text:style-name="Standard"/>
      <text:p text:style-name="Standard">Terminal:</text:p>
      <text:p text:style-name="Standard"/>
      <text:p text:style-name="Standard">Q <text:s text:c="2"/>0.672610879 <text:s text:c="5"/>R1 <text:s text:c="2"/>0.84246003627777100 <text:s text:c="6"/>R2 <text:s text:c="2"/>0.24278111755847931 <text:s text:c="6"/>Lrel <text:s text:c="3"/>3.8549041748046875 <text:s text:c="6"/>Inc <text:s text:c="3"/>53.240150451660156 <text:s text:c="6"/>PHI <text:s text:c="3"/>0.0000000000000000 <text:s text:c="4"/></text:p>
      <text:p text:style-name="Standard"><text:s text:c="2"/>SQR = <text:s/>0.15200747436225406 <text:s text:c="6"/>puntos <text:s text:c="9"/>825</text:p>
      <text:p text:style-name="Standard"><text:s text:c="7"/><text:span text:style-name="T94">Sr² <text:s/>0.15200747436225406 <text:s text:c="4"/></text:span></text:p>
      <text:p text:style-name="P95"/>
      <text:p text:style-name="P96"><text:s/>Number of iterations: 247</text:p>
      <text:p text:style-name="P97"/>
      <text:p text:style-name="P98"><text:s/>Vertices of final 3-D simplex and</text:p>
      <text:p text:style-name="P99"><text:s/>function values at the vertices:</text:p>
      <text:p text:style-name="Standard"><text:span text:style-name="T100"><text:s text:c="11"/></text:span>Q <text:s text:c="4"/>R1 <text:s text:c="4"/>R2 <text:s text:c="4"/>L1R <text:s text:c="4"/>INCL <text:s text:c="3"/>SR2</text:p>
      <text:p text:style-name="Standard"><text:s text:c="3"/>1 <text:s/>1.4875 <text:s/>0.8428 <text:s/>0.2432 <text:s/>3.8625 53.2459 <text:s/>0.1520</text:p>
      <text:p text:style-name="Standard"><text:s text:c="3"/>2 <text:s/>1.4867 <text:s/>0.8425 <text:s/>0.2428 <text:s/>3.8549 53.2402 <text:s/>0.1520</text:p>
      <text:p text:style-name="Standard"><text:s text:c="3"/>3 <text:s/>1.4863 <text:s/>0.8422 <text:s/>0.2425 <text:s/>3.8501 53.2304 <text:s/>0.1520</text:p>
      <text:p text:style-name="Standard"><text:s text:c="3"/>4 <text:s/>1.4869<text:s text:c="2"/>0.8426 <text:s/>0.2429 <text:s/>3.8577 53.2484 <text:s/>0.1520</text:p>
      <text:p text:style-name="Standard"><text:s text:c="3"/>5 <text:s/>1.4877 <text:s/>0.8428 <text:s/>0.2431 <text:s/>3.8607 53.2266 <text:s/>0.1520</text:p>
      <text:p text:style-name="Standard"><text:s text:c="3"/>6 <text:s/>1.4880 <text:s/>0.8429 <text:s/>0.2433 <text:s/>3.8645 53.2337 <text:s/>0.1520</text:p>
      <text:p text:style-name="Standard"/>
      <text:p text:style-name="P101">Ejemplo MATRIZ 6</text:p>
      <text:p text:style-name="P102"/>
      <text:p text:style-name="Standard"><text:s text:c="2"/><text:span text:style-name="T103">0.500 <text:s/>0.100 <text:s/>0.400 <text:s/>0.500 85.000</text:span></text:p>
      <text:p text:style-name="P104"><text:s text:c="2"/>0.600 <text:s/>0.200 <text:s/>0.500 <text:s/>1.500 86.500</text:p>
      <text:p text:style-name="P105"><text:s text:c="2"/>0.700 <text:s/>0.300 <text:s/>0.600 <text:s/>2.500 87.000</text:p>
      <text:p text:style-name="P106"><text:s text:c="2"/>0.800 <text:s/>0.400 <text:s/>0.700 <text:s/>3.500 88.000</text:p>
      <text:p text:style-name="P107"><text:s text:c="2"/>0.900 <text:s/>0.500 <text:s/>0.800 <text:s/>4.500 89.500</text:p>
      <text:p text:style-name="P108"><text:s text:c="2"/>1.000 <text:s/>0.600 <text:s/>0.900 <text:s/>5.500 90.000</text:p>
      <text:p text:style-name="P109"/>
      <text:p text:style-name="P110"/>
      <text:p text:style-name="P111">Matriz con SR2</text:p>
      <text:p text:style-name="P112"/>
      <text:p text:style-name="P113">Vertices of initial 3-D simplex and</text:p>
      <text:p text:style-name="P114"><text:s/>function values at the vertices:</text:p>
      <text:p text:style-name="Standard"><text:span text:style-name="T115"><text:s text:c="8"/></text:span>Q <text:s text:c="4"/>R1 <text:s text:c="4"/>R2 <text:s text:c="4"/>L1R <text:s text:c="4"/>INCL <text:s/><text:s text:c="2"/>SR2</text:p>
      <text:p text:style-name="Standard"><text:s text:c="3"/>1 <text:s text:c="2"/>0.500 <text:s text:c="2"/>0.100 <text:s text:c="2"/>0.400 <text:s text:c="2"/>0.500 <text:s/>85.000 <text:s text:c="2"/>0.340</text:p>
      <text:p text:style-name="Standard"><text:s text:c="3"/>2 <text:s text:c="2"/>0.600 <text:s text:c="2"/>0.200 <text:s text:c="2"/>0.500 <text:s text:c="2"/>1.500 <text:s/>86.500 <text:s text:c="2"/>0.147</text:p>
      <text:p text:style-name="Standard"><text:s text:c="3"/>3 <text:s text:c="2"/>0.700 <text:s text:c="2"/>0.300 <text:s text:c="2"/>0.600 <text:s text:c="2"/>2.500 <text:s/>87.000 <text:s text:c="2"/>0.092</text:p>
      <text:p text:style-name="Standard"><text:s text:c="3"/>4 <text:s text:c="2"/>0.800 <text:s text:c="2"/>0.400 <text:s text:c="2"/>0.700 <text:s text:c="2"/>3.500 <text:s/>88.000 <text:s text:c="2"/>0.079</text:p>
      <text:p text:style-name="Standard"><text:s text:c="3"/>5 <text:s text:c="2"/>0.900 <text:s text:c="2"/>0.500 <text:s text:c="2"/>0.800 <text:s text:c="2"/>4.500 <text:s/>89.500 <text:s text:c="2"/>0.089</text:p>
      <text:p text:style-name="Standard"><text:s text:c="3"/>6 <text:s text:c="2"/>1.000 <text:s text:c="2"/>0.600 <text:s text:c="2"/>0.900 <text:s text:c="2"/>5.500 <text:s/>90.000 <text:s text:c="2"/>0.114</text:p>
      <text:p text:style-name="Standard"/>
      <text:p text:style-name="Standard"/>
      <text:p text:style-name="Standard">Terminal:</text:p>
      <text:p text:style-name="Standard"/>
      <text:p text:style-name="Standard">Q <text:s text:c="2"/>0.787513137 <text:s text:c="5"/>R1 <text:s text:c="2"/>0.68737113475799561 <text:s text:c="6"/>R2 <text:s text:c="2"/>0.38721847534179688 <text:s text:c="6"/>Lrel <text:s text:c="3"/>3.3738851547241211 <text:s text:c="6"/>Inc <text:s text:c="3"/>72.796127319335938 <text:s text:c="6"/>PHI <text:s text:c="3"/>3.1415927410125732 <text:s text:c="4"/></text:p>
      <text:p text:style-name="Standard"><text:s text:c="2"/>SQR = <text:s text:c="2"/>7.1223105059389238E-002 <text:s/>puntos <text:s text:c="9"/>422</text:p>
      <text:p text:style-name="Standard"><text:s text:c="7"/><text:span text:style-name="T116">Sr² <text:s text:c="2"/>7.1223105059389238E-002</text:span></text:p>
      <text:p text:style-name="P117"/>
      <text:p text:style-name="P118"><text:s/>Number of iterations: 199</text:p>
      <text:p text:style-name="P119"/>
      <text:p text:style-name="P120"><text:s/>Vertices of final 3-D simplex and</text:p>
      <text:p text:style-name="P121"><text:s/>function values at the vertices:</text:p>
      <text:p text:style-name="P122"><text:s text:c="11"/>Q <text:s text:c="4"/>R1 <text:s text:c="4"/>R2 <text:s text:c="4"/>L1R <text:s text:c="4"/>INCL <text:s text:c="3"/>SR2</text:p>
      <text:p text:style-name="P123"><text:s text:c="3"/>1 <text:s/>0.7876 <text:s/>0.3873 <text:s/>0.6874 <text:s/>3.3745 72.7917 <text:s/>0.0712</text:p>
      <text:p text:style-name="P124"><text:s text:c="3"/>2 <text:s/>0.7875 <text:s/>0.3872 <text:s/>0.6873 <text:s/>3.3733 72.7888 <text:s/>0.0712</text:p>
      <text:p text:style-name="P125"><text:s text:c="3"/>3 <text:s/>0.7876 <text:s/>0.3873 <text:s/>0.6874 <text:s/>3.3744 72.7959 <text:s/>0.0712</text:p>
      <text:p text:style-name="P126"><text:s text:c="3"/>4 <text:s/>0.7874 <text:s/>0.3871 <text:s/>0.6873 <text:s/>3.3729 72.7965 <text:s/>0.0712</text:p>
      <text:p text:style-name="P127"><text:s text:c="3"/>5 <text:s/>0.7874 <text:s/>0.3871 <text:s/>0.6873 <text:s/>3.3731 72.7957 <text:s/>0.0712</text:p>
      <text:p text:style-name="P128"><text:s text:c="3"/>6 <text:s/>0.7875 <text:s/>0.3872 <text:s/>0.6874 <text:s/>3.3739 72.7961 <text:s/>0.0712</text:p>
      <text:p text:style-name="P129"/>
      <text:p text:style-name="P130">Ejemplo MATRIZ 7</text:p>
      <text:p text:style-name="P131"/>
      <text:p text:style-name="P132"><text:s text:c="2"/>0.050 <text:s/>0.900 <text:s/>0.475 <text:s/>4.500 85.500</text:p>
      <text:p text:style-name="P133"><text:s text:c="2"/>0.150 <text:s/>0.700 <text:s/>0.675 <text:s/>5.500 86.500</text:p>
      <text:p text:style-name="P134"><text:s text:c="2"/>0.350 <text:s/>0.600 <text:s/>0.875 <text:s/>6.500 87.500</text:p>
      <text:p text:style-name="P135"><text:s text:c="2"/>0.550 <text:s/>0.500 <text:s/>0.275 <text:s/>7.500 88.500</text:p>
      <text:p text:style-name="P136"><text:s text:c="2"/>0.750 <text:s/>0.400 <text:s/>0.075 <text:s/>8.500 89.500</text:p>
      <text:p text:style-name="P137"><text:s text:c="2"/>0.950 <text:s/>0.100 <text:s/>0.525 <text:s/>9.500 90.000</text:p>
      <text:p text:style-name="P138"/>
      <text:p text:style-name="P139">Matriz con SR2</text:p>
      <text:p text:style-name="P140"/>
      <text:soft-page-break/>
      <text:p text:style-name="P141">Vertices of initial 3-D simplex and</text:p>
      <text:p text:style-name="P142"><text:s/>function values at the vertices:</text:p>
      <text:p text:style-name="Standard"><text:span text:style-name="T143"><text:s text:c="8"/></text:span>Q <text:s text:c="4"/>R1 <text:s text:c="4"/>R2 <text:s text:c="4"/>L1R <text:s text:c="4"/>INCL <text:s text:c="3"/>SR2</text:p>
      <text:p text:style-name="Standard"><text:s text:c="3"/>1 <text:s text:c="2"/>0.050 <text:s text:c="2"/>0.900 <text:s text:c="2"/>0.475 <text:s text:c="2"/>4.500 <text:s/>85.500 <text:s text:c="2"/>0.105</text:p>
      <text:p text:style-name="Standard"><text:s text:c="3"/>2 <text:s text:c="2"/>0.150 <text:s text:c="2"/>0.700 <text:s text:c="2"/>0.675 <text:s text:c="2"/>5.500 <text:s/>86.500 <text:s text:c="2"/>0.264</text:p>
      <text:p text:style-name="Standard"><text:s text:c="3"/>3 <text:s text:c="2"/>0.350 <text:s text:c="2"/>0.600 <text:s text:c="2"/>0.875 <text:s text:c="2"/>6.500 <text:s/>87.500 <text:s text:c="2"/>0.127</text:p>
      <text:p text:style-name="Standard"><text:s text:c="3"/>4 <text:s text:c="2"/>0.550 <text:s text:c="2"/>0.500 <text:s text:c="2"/>0.275 <text:s text:c="2"/>7.500 <text:s/>88.500 <text:s text:c="2"/>0.074</text:p>
      <text:p text:style-name="Standard"><text:s text:c="3"/>5 <text:s text:c="2"/>0.750 <text:s text:c="2"/>0.400 <text:s text:c="2"/>0.075 <text:s text:c="2"/>8.500 <text:s/>89.500 <text:s text:c="2"/>0.194</text:p>
      <text:p text:style-name="Standard"><text:s text:c="3"/>6 <text:s text:c="2"/>0.950 <text:s text:c="2"/>0.100 <text:s text:c="2"/>0.525 <text:s text:c="2"/>9.500 <text:s/>90.000 <text:s text:c="2"/>0.217</text:p>
      <text:p text:style-name="Standard"/>
      <text:p text:style-name="Standard"/>
      <text:p text:style-name="Standard">Terminal:</text:p>
      <text:p text:style-name="Standard"/>
      <text:p text:style-name="Standard"><text:s/>Q <text:s text:c="2"/>0.104049429 <text:s/><text:s text:c="4"/>R1 <text:s text:c="2"/>0.28410536050796509 <text:s text:c="6"/>R2 <text:s text:c="2"/>0.28384208679199219 <text:s text:c="6"/>Lrel <text:s text:c="3"/>1.1424480676651001 <text:s text:c="6"/>Inc <text:s text:c="3"/>89.316726684570312 <text:s text:c="6"/>PHI <text:s text:c="3"/>0.0000000000000000 <text:s text:c="4"/></text:p>
      <text:p text:style-name="Standard"><text:s text:c="2"/>SQR = <text:s text:c="2"/>6.2485620546379921E-004 <text:s/>puntos <text:s text:c="9"/>818</text:p>
      <text:p text:style-name="Standard"><text:s text:c="7"/><text:span text:style-name="T144">Sr² <text:s text:c="2"/>6.2485620546379921E-004</text:span></text:p>
      <text:p text:style-name="P145"/>
      <text:p text:style-name="P146"><text:s/>Number of iterations: 627</text:p>
      <text:p text:style-name="P147"/>
      <text:p text:style-name="P148"><text:s/>Vertices of final 3-D simplex and</text:p>
      <text:p text:style-name="P149"><text:s/>function values at the vertices:</text:p>
      <text:p text:style-name="Standard"><text:span text:style-name="T150"><text:s text:c="11"/></text:span>Q <text:s text:c="4"/>R1 <text:s text:c="4"/>R2 <text:s text:c="4"/>L1R <text:s text:c="4"/>INCL <text:s text:c="3"/>SR2</text:p>
      <text:p text:style-name="Standard"><text:s text:c="3"/>1 <text:s/>0.1040 <text:s/>0.2841 <text:s/>0.2838 <text:s/>1.1424 89.3167 <text:s/>0.0006</text:p>
      <text:p text:style-name="Standard"><text:s text:c="3"/>2 <text:s/>0.1040 <text:s/>0.2841 <text:s/>0.2838 <text:s/>1.1424 89.3167 <text:s/>0.0006</text:p>
      <text:p text:style-name="Standard"><text:s text:c="3"/>3 <text:s/>0.1040 <text:s/>0.2841 <text:s/>0.2838 <text:s/>1.1424 89.3167 <text:s/>0.0006</text:p>
      <text:p text:style-name="Standard"><text:s text:c="3"/>4 <text:s/>0.1040 <text:s/>0.2841 <text:s/>0.2838 <text:s/>1.1424 89.3167 <text:s/>0.0006</text:p>
      <text:p text:style-name="Standard"><text:s text:c="3"/>5 <text:s/>0.1040 <text:s/>0.2841 <text:s/>0.2838 <text:s/>1.1424 89.3167 <text:s/>0.0006</text:p>
      <text:p text:style-name="Standard"><text:s text:c="3"/>6 <text:s/>0.1040 <text:s/>0.2841 <text:s/>0.2838 <text:s/>1.1424 89.3167 <text:s/>0.0006</text:p>
      <text:p text:style-name="Standard"/>
      <text:p text:style-name="Standard"/>
      <text:p text:style-name="P151">Ejemplo MATRIZ 8</text:p>
      <text:p text:style-name="P152"/>
      <text:p text:style-name="P153"/>
      <text:p text:style-name="Standard"><text:s text:c="2"/><text:span text:style-name="T154">0.475 <text:s/>0.600 <text:s/></text:span><text:span text:style-name="T155">0.625 <text:s/>5.500 87.500</text:span></text:p>
      <text:p text:style-name="P156"><text:s text:c="2"/>0.575 <text:s/>0.500 <text:s/>0.525 <text:s/>4.500 88.000</text:p>
      <text:p text:style-name="P157"><text:s text:c="2"/>0.675 <text:s/>0.400 <text:s/>0.425 <text:s/>3.500 88.500</text:p>
      <text:p text:style-name="P158"><text:s text:c="2"/>0.775 <text:s/>0.300 <text:s/>0.325 <text:s/>2.500 89.000</text:p>
      <text:p text:style-name="P159"><text:s text:c="2"/>0.875 <text:s/>0.200 <text:s/>0.225 <text:s/>1.500 89.500</text:p>
      <text:p text:style-name="P160"><text:s text:c="2"/>0.975 <text:s/>0.100 <text:s/>0.125 <text:s/>0.500 90.000</text:p>
      <text:p text:style-name="P161"/>
      <text:p text:style-name="P162">Matriz con SR2</text:p>
      <text:p text:style-name="P163"/>
      <text:p text:style-name="P164"/>
      <text:p text:style-name="P165">Vertices of initial 3-D simplex and</text:p>
      <text:p text:style-name="P166"><text:s/>function values at the vertices:</text:p>
      <text:p text:style-name="Standard"><text:span text:style-name="T167"><text:s text:c="8"/></text:span>Q <text:s text:c="4"/>R1 <text:s text:c="4"/>R2 <text:s text:c="4"/>L1R <text:s text:c="4"/>INCL <text:s text:c="3"/>SR2</text:p>
      <text:p text:style-name="Standard"><text:s text:c="3"/>1 <text:s text:c="2"/>0.475 <text:s text:c="2"/>0.600 <text:s text:c="2"/>0.625 <text:s text:c="2"/>5.500 <text:s/>87.500 <text:s text:c="2"/>0.254</text:p>
      <text:p text:style-name="Standard"><text:s text:c="3"/>2 <text:s text:c="2"/>0.575 <text:s text:c="2"/>0.500 <text:s text:c="2"/>0.525 <text:s text:c="2"/>4.500 <text:s/>88.000 <text:s text:c="2"/>0.172</text:p>
      <text:p text:style-name="Standard"><text:s text:c="3"/>3 <text:s text:c="2"/>0.675 <text:s text:c="2"/>0.400 <text:s text:c="2"/>0.425 <text:s text:c="2"/>3.500 <text:s/>88.500 <text:s text:c="2"/>0.089</text:p>
      <text:p text:style-name="Standard"><text:s text:c="3"/>4 <text:s text:c="2"/>0.775 <text:s text:c="2"/>0.300 <text:s text:c="2"/>0.325 <text:s text:c="2"/>2.500 <text:s/>89.000 <text:s text:c="2"/>0.025</text:p>
      <text:p text:style-name="Standard"><text:s text:c="3"/>5 <text:s text:c="2"/>0.875 <text:s text:c="2"/>0.200 <text:s text:c="2"/>0.225 <text:s text:c="2"/>1.500 <text:s/>89.500 <text:s text:c="2"/>0.016</text:p>
      <text:soft-page-break/>
      <text:p text:style-name="Standard"><text:s text:c="3"/>6 <text:s text:c="2"/>0.975 <text:s text:c="2"/>0.100 <text:s text:c="2"/>0.125 <text:s text:c="2"/>0.500 <text:s/>90.000 <text:s text:c="2"/>0.142</text:p>
      <text:p text:style-name="Standard"><text:s text:c="3"/></text:p>
      <text:p text:style-name="Standard">Terminal:</text:p>
      <text:p text:style-name="Standard"/>
      <text:p text:style-name="Standard">Q <text:s text:c="2"/>0.877727389 <text:s text:c="5"/>R1 <text:s text:c="2"/>0.29034155607223511 <text:s text:c="6"/>R2 <text:s text:c="2"/>0.24217689037322998 <text:s text:c="6"/>Lrel <text:s text:c="3"/>2.0199270248413086 <text:s text:c="6"/>Inc <text:s text:c="3"/>89.983505249023438 <text:s text:c="6"/>PHI <text:s text:c="3"/>3.1415927410125732 <text:s text:c="4"/></text:p>
      <text:p text:style-name="Standard"><text:s text:c="2"/>SQR = <text:s text:c="2"/>7.0926295416756744E-003 <text:s/>puntos <text:s text:c="9"/>421</text:p>
      <text:p text:style-name="Standard"><text:s text:c="7"/><text:span text:style-name="T168">Sr² <text:s text:c="2"/>7.0926295416756744E-003</text:span></text:p>
      <text:p text:style-name="P169"/>
      <text:p text:style-name="P170"><text:s/>Number of iterations: 406</text:p>
      <text:p text:style-name="P171"/>
      <text:p text:style-name="P172"><text:s/>Vertices of final 3-D simplex and</text:p>
      <text:p text:style-name="P173"><text:s/>function values at the vertices:</text:p>
      <text:p text:style-name="Standard"><text:span text:style-name="T174"><text:s text:c="11"/></text:span>Q <text:s text:c="4"/>R1 <text:s text:c="4"/>R2 <text:s text:c="4"/>L1R <text:s text:c="4"/>INCL <text:s text:c="3"/>SR2</text:p>
      <text:p text:style-name="Standard"><text:s text:c="3"/>1 <text:s/>0.8777 <text:s/>0.2422 <text:s/>0.2903 <text:s/>2.0199 89.9835 <text:s/>0.0071</text:p>
      <text:p text:style-name="Standard"><text:s text:c="3"/>2 <text:s/>0.8777 <text:s/>0.2422 <text:s/>0.2903 <text:s/>2.0199 89.9835 <text:s/>0.0071</text:p>
      <text:p text:style-name="Standard"><text:s text:c="3"/>3 <text:s/>0.8777 <text:s/>0.2422 <text:s/>0.2903 <text:s/>2.0199 89.9835 <text:s/>0.0071</text:p>
      <text:p text:style-name="Standard"><text:s text:c="3"/>4 <text:s/>0.8777 <text:s/>0.2422 <text:s/>0.2903 <text:s/>2.0199 89.9835 <text:s/>0.0071</text:p>
      <text:p text:style-name="Standard"><text:s text:c="3"/>5 <text:s/>0.8777 <text:s/>0.2422 <text:s/>0.2903 <text:s/>2.0199 89.9835 <text:s/>0.0071</text:p>
      <text:p text:style-name="Standard"><text:s text:c="3"/>6 <text:s/>0.8777 <text:s/>0.2422 <text:s/>0.2903 <text:s/>2.0199 89.9835 <text:s/>0.0071</text:p>
      <text:p text:style-name="Standard"/>
      <text:p text:style-name="P175">Ejemplo MATRIZ 9</text:p>
      <text:p text:style-name="P176"/>
      <text:p text:style-name="Standard"><text:s text:c="2"/><text:span text:style-name="T177">0.500 <text:s/>0.600 <text:s/>0.700 <text:s/>2.350 87.950</text:span></text:p>
      <text:p text:style-name="P178"><text:s text:c="2"/>0.550 <text:s/>0.670 <text:s/>0.785 <text:s/>3.000 88.000</text:p>
      <text:p text:style-name="P179"><text:s text:c="2"/>0.600 <text:s/>0.700 <text:s/>0.800 <text:s/>3.350<text:s/>88.950</text:p>
      <text:p text:style-name="P180"><text:s text:c="2"/>0.650 <text:s/>0.770 <text:s/>0.875 <text:s/>4.000 89.000</text:p>
      <text:p text:style-name="P181"><text:s text:c="2"/>0.700 <text:s/>0.800 <text:s/>0.900 <text:s/>4.350 89.950</text:p>
      <text:p text:style-name="P182"><text:s text:c="2"/>0.750 <text:s/>0.870 <text:s/>0.975 <text:s/>5.000 90.000</text:p>
      <text:p text:style-name="P183"/>
      <text:p text:style-name="P184">Matriz con SR2</text:p>
      <text:p text:style-name="P185"/>
      <text:p text:style-name="P186">Vertices of initial 3-D simplex and</text:p>
      <text:p text:style-name="P187"><text:s/>function values at the vertices:</text:p>
      <text:p text:style-name="Standard"><text:span text:style-name="T188"><text:s text:c="8"/></text:span>Q <text:s text:c="4"/>R1 <text:s text:c="4"/>R2 <text:s text:c="4"/>L1R <text:s text:c="4"/>INCL <text:s text:c="3"/>SR2</text:p>
      <text:p text:style-name="Standard"><text:s text:c="3"/>1 <text:s text:c="2"/>0.500 <text:s text:c="2"/>0.600 <text:s text:c="2"/>0.700 <text:s text:c="2"/>2.350 <text:s/>87.950 <text:s text:c="2"/>0.079</text:p>
      <text:p text:style-name="Standard"><text:s text:c="3"/>2 <text:s text:c="2"/>0.550 <text:s text:c="2"/>0.670 <text:s text:c="2"/>0.785 <text:s text:c="2"/>3.000 <text:s/>88.000 <text:s text:c="2"/>0.114</text:p>
      <text:p text:style-name="Standard"><text:s text:c="3"/>3 <text:s text:c="2"/>0.600 <text:s text:c="2"/>0.700 <text:s text:c="2"/>0.800 <text:s text:c="2"/>3.350 <text:s/>88.950 <text:s text:c="2"/>0.147</text:p>
      <text:p text:style-name="Standard"><text:s text:c="3"/>4 <text:s text:c="2"/>0.650 <text:s text:c="2"/>0.770 <text:s text:c="2"/>0.875 <text:s text:c="2"/>4.000 <text:s/>89.000 <text:s text:c="2"/>0.196</text:p>
      <text:p text:style-name="Standard"><text:s text:c="3"/>5 <text:s text:c="2"/>0.700 <text:s text:c="2"/>0.800 <text:s text:c="2"/>0.900 <text:s text:c="2"/>4.350 <text:s/>89.950<text:s text:c="3"/>0.226</text:p>
      <text:p text:style-name="Standard"><text:s text:c="3"/>6 <text:s text:c="2"/>0.750 <text:s text:c="2"/>0.870 <text:s text:c="2"/>0.975 <text:s text:c="2"/>5.000 <text:s/>90.000 <text:s text:c="2"/>0.274</text:p>
      <text:p text:style-name="Standard"/>
      <text:p text:style-name="Standard">Terminal:</text:p>
      <text:p text:style-name="Standard"/>
      <text:p text:style-name="Standard">Q <text:s text:c="2"/>0.433927834 <text:s text:c="5"/>R1 <text:s text:c="2"/>0.64033758640289307 <text:s text:c="6"/>R2 <text:s text:c="2"/>0.53565818071365356 <text:s text:c="6"/>Lrel <text:s text:c="3"/>1.7022514343261719 <text:s text:c="6"/>Inc <text:s text:c="3"/>87.250045776367188 <text:s text:c="6"/>PHI <text:s text:c="3"/>3.1415927410125732 <text:s text:c="4"/></text:p>
      <text:p text:style-name="Standard"><text:s text:c="2"/>SQR = <text:s text:c="2"/>5.7154708312660576E-002 <text:s/>puntos <text:s text:c="9"/>419</text:p>
      <text:p text:style-name="Standard"><text:s text:c="7"/><text:span text:style-name="T189">Sr² <text:s text:c="2"/>5.7154708312660576E-002</text:span></text:p>
      <text:p text:style-name="P190"/>
      <text:p text:style-name="P191"><text:s/>Number of iterations: 185</text:p>
      <text:p text:style-name="P192"/>
      <text:p text:style-name="P193"><text:s/>Vertices of final 3-D simplex and</text:p>
      <text:soft-page-break/>
      <text:p text:style-name="P194"><text:s/>function values at the vertices:</text:p>
      <text:p text:style-name="Standard"><text:span text:style-name="T195"><text:s text:c="11"/></text:span>Q <text:s text:c="4"/>R1 <text:s text:c="4"/>R2 <text:s text:c="4"/>L1R <text:s text:c="4"/>INCL <text:s text:c="3"/>SR2</text:p>
      <text:p text:style-name="Standard"><text:s text:c="3"/>1 <text:s/>0.4339 <text:s/>0.5357 <text:s/>0.6403 <text:s/>1.7022 87.2500 <text:s/>0.0572</text:p>
      <text:p text:style-name="Standard"><text:s text:c="3"/>2 <text:s/>0.4339 <text:s/>0.5357 <text:s/>0.6403 <text:s/>1.7023 87.2500 <text:s/>0.0572</text:p>
      <text:p text:style-name="Standard"><text:s text:c="3"/>3 <text:s/>0.4339 <text:s/>0.5357 <text:s/>0.6403 <text:s/>1.7023 87.2500 <text:s/>0.0572</text:p>
      <text:p text:style-name="Standard"><text:s text:c="3"/>4 <text:s/>0.4339 <text:s/>0.5357 <text:s/>0.6403 <text:s/>1.7023 87.2500 <text:s/>0.0572</text:p>
      <text:p text:style-name="Standard"><text:s text:c="3"/>5 <text:s/>0.4339 <text:s/>0.5357 <text:s/>0.6403 <text:s/>1.7022 87.2500 <text:s/>0.0572</text:p>
      <text:p text:style-name="Standard"><text:s text:c="3"/>6 <text:s/>0.4339 <text:s/>0.5357 <text:s/>0.6403 <text:s/>1.7023 87.2500 <text:s/>0.0572</text:p>
      <text:p text:style-name="Standard"/>
      <text:p text:style-name="P196">Ejemplo MATRIZ 10</text:p>
      <text:p text:style-name="P197"/>
      <text:p text:style-name="Standard"><text:s text:c="2"/><text:span text:style-name="T198">0.785 <text:s/>0.250 <text:s/>0.500 <text:s/>1.750 87.950</text:span></text:p>
      <text:p text:style-name="P199"><text:s text:c="2"/>0.800 <text:s/>0.300 <text:s/>0.550 <text:s/>2.000 88.250</text:p>
      <text:p text:style-name="P200"><text:s text:c="2"/>0.885 <text:s/>0.350 <text:s/>0.600 <text:s/>2.250 88.950</text:p>
      <text:p text:style-name="P201"><text:s text:c="2"/>0.900 <text:s/>0.400 <text:s/>0.650 <text:s/>2.500 89.250</text:p>
      <text:p text:style-name="P202"><text:s text:c="2"/>0.985 <text:s/>0.450 <text:s/>0.700 <text:s/>2.750 89.950</text:p>
      <text:p text:style-name="P203"><text:s text:c="2"/>1.000 <text:s/>0.500 <text:s/>0.750 <text:s/>3.000 90.000</text:p>
      <text:p text:style-name="P204"/>
      <text:p text:style-name="P205">Matriz con SR2</text:p>
      <text:p text:style-name="P206"/>
      <text:p text:style-name="P207">Vertices of initial 3-D simplex and</text:p>
      <text:p text:style-name="P208"><text:s/>function values at the vertices:</text:p>
      <text:p text:style-name="Standard"><text:span text:style-name="T209"><text:s text:c="8"/></text:span>Q <text:s text:c="4"/>R1 <text:s text:c="4"/>R2 <text:s text:c="4"/>L1R <text:s text:c="4"/>INCL <text:s text:c="3"/>SR2</text:p>
      <text:p text:style-name="Standard"><text:s text:c="3"/>1 <text:s text:c="2"/>0.785 <text:s text:c="2"/>0.250 <text:s text:c="2"/>0.500 <text:s text:c="2"/>1.750 <text:s/>87.950 <text:s text:c="2"/>0.095</text:p>
      <text:p text:style-name="Standard"><text:s text:c="3"/>2 <text:s text:c="2"/>0.800 <text:s text:c="2"/>0.300 <text:s text:c="2"/>0.550 <text:s text:c="2"/>2.000 <text:s/>88.250 <text:s text:c="2"/>0.081</text:p>
      <text:p text:style-name="Standard"><text:s text:c="3"/>3 <text:s text:c="2"/>0.885 <text:s text:c="2"/>0.350 <text:s text:c="2"/>0.600 <text:s text:c="2"/>2.250 <text:s/>88.950 <text:s text:c="2"/>0.073</text:p>
      <text:p text:style-name="Standard"><text:s text:c="3"/>4 <text:s text:c="2"/>0.900 <text:s text:c="2"/>0.400 <text:s text:c="2"/>0.650 <text:s text:c="2"/>2.500 <text:s/>89.250 <text:s text:c="2"/>0.070</text:p>
      <text:p text:style-name="Standard"><text:s text:c="3"/>5 <text:s text:c="2"/>0.985 <text:s text:c="2"/>0.450 <text:s text:c="2"/>0.700 <text:s text:c="2"/>2.750 <text:s/>89.950 <text:s text:c="2"/>0.068</text:p>
      <text:p text:style-name="Standard"><text:s text:c="3"/>6 <text:s text:c="2"/>1.000 <text:s text:c="2"/>0.500 <text:s text:c="2"/>0.750 <text:s text:c="2"/>3.000 <text:s/>90.000 <text:s text:c="2"/>0.070</text:p>
      <text:p text:style-name="Standard"/>
      <text:p text:style-name="Standard">Terminal:</text:p>
      <text:p text:style-name="Standard"/>
      <text:p text:style-name="Standard">Q <text:s text:c="2"/>0.924451470 <text:s text:c="5"/>R1 <text:s text:c="2"/>0.69031298160552979 <text:s text:c="6"/>R2 <text:s text:c="2"/>0.44031339883804321 <text:s text:c="6"/>Lrel <text:s text:c="3"/>2.7015647888183594 <text:s text:c="6"/>Inc <text:s text:c="3"/>89.027236938476562 <text:s text:c="6"/>PHI <text:s text:c="3"/>3.1415927410125732 <text:s text:c="4"/></text:p>
      <text:p text:style-name="Standard"><text:s text:c="2"/>SQR = <text:s text:c="2"/>6.7956817689241708E-002 <text:s/>puntos <text:s text:c="9"/>419</text:p>
      <text:p text:style-name="Standard"><text:s text:c="7"/><text:span text:style-name="T210">Sr² <text:s text:c="2"/></text:span><text:span text:style-name="T211">6.7956817689241708E-002</text:span></text:p>
      <text:p text:style-name="P212"/>
      <text:p text:style-name="P213"><text:s/>Number of iterations: 234</text:p>
      <text:p text:style-name="P214"/>
      <text:p text:style-name="P215"><text:s/>Vertices of final 3-D simplex and</text:p>
      <text:p text:style-name="P216"><text:s/>function values at the vertices:</text:p>
      <text:p text:style-name="Standard"><text:span text:style-name="T217"><text:s text:c="11"/></text:span>Q <text:s text:c="4"/>R1 <text:s text:c="4"/>R2 <text:s text:c="4"/>L1R <text:s text:c="4"/>INCL <text:s text:c="3"/>SR2</text:p>
      <text:p text:style-name="Standard"><text:s text:c="3"/>1 <text:s/>0.9245 <text:s/>0.4403 <text:s/>0.6903 <text:s/>2.7016 89.0272 <text:s/>0.0680</text:p>
      <text:p text:style-name="Standard"><text:s text:c="3"/>2 <text:s/>0.9245 <text:s/>0.4403 <text:s/>0.6903 <text:s/>2.7016 89.0272 <text:s/>0.0680</text:p>
      <text:p text:style-name="Standard"><text:s text:c="3"/>3 <text:s/>0.9245 <text:s/>0.4403 <text:s/>0.6903 <text:s/>2.7016 89.0272 <text:s/>0.0680</text:p>
      <text:p text:style-name="Standard"><text:s text:c="3"/>4 <text:s/>0.9245 <text:s/>0.4403 <text:s/>0.6903 <text:s/>2.7016 89.0272 <text:s/>0.0680</text:p>
      <text:p text:style-name="Standard"><text:s text:c="3"/>5 <text:s/>0.9245 <text:s/>0.4403 <text:s/>0.6903 <text:s/>2.7016 89.0272 <text:s/>0.0680</text:p>
      <text:p text:style-name="Standard"><text:s text:c="3"/>6 <text:s/>0.9245 <text:s/>0.4403 <text:s/>0.6903 <text:s/>2.7016 89.0272 <text:s/>0.0680</text:p>
      <text:p text:style-name="Standard"/>
      <text:p text:style-name="P218">Ejemplo MATRIZ 11</text:p>
      <text:p text:style-name="Standard"/>
      <text:p text:style-name="Standard"><text:s text:c="2"/><text:span text:style-name="T219">0.875 <text:s/>0.400 <text:s/>0.100 <text:s/>1.500 87.500</text:span></text:p>
      <text:soft-page-break/>
      <text:p text:style-name="P220"><text:s text:c="2"/>0.900 <text:s/>0.500 <text:s/>0.200 <text:s/>2.000 88.000</text:p>
      <text:p text:style-name="P221"><text:s text:c="2"/>0.925 <text:s/>0.600 <text:s/>0.300 <text:s/>2.500 88.500</text:p>
      <text:p text:style-name="P222"><text:s text:c="2"/>0.950 <text:s/>0.700 <text:s/>0.400 <text:s/>3.000 89.000</text:p>
      <text:p text:style-name="P223"><text:s text:c="2"/>0.975 <text:s/>0.800 <text:s/>0.500 <text:s/>3.500 89.500</text:p>
      <text:p text:style-name="P224"><text:s text:c="2"/>1.000 <text:s/>0.900 <text:s/>0.600 <text:s/>4.000 90.000</text:p>
      <text:p text:style-name="P225"/>
      <text:p text:style-name="P226"/>
      <text:p text:style-name="P227">Matriz con SR2</text:p>
      <text:p text:style-name="P228"/>
      <text:p text:style-name="P229">Vertices of initial 3-D simplex and</text:p>
      <text:p text:style-name="P230"><text:s/>function values at the vertices:</text:p>
      <text:p text:style-name="Standard"><text:span text:style-name="T231"><text:s text:c="8"/></text:span>Q <text:s text:c="4"/>R1 <text:s text:c="4"/>R2 <text:s text:c="4"/>L1R <text:s text:c="4"/>INCL <text:s text:c="3"/>SR2</text:p>
      <text:p text:style-name="Standard"><text:s text:c="3"/>1 <text:s text:c="2"/>0.875 <text:s text:c="2"/>0.400 <text:s text:c="2"/>0.100 <text:s text:c="2"/>1.500 <text:s/>87.500 <text:s text:c="2"/>0.163</text:p>
      <text:p text:style-name="Standard"><text:s text:c="3"/>2 <text:s text:c="2"/>0.900 <text:s text:c="2"/>0.500 <text:s text:c="2"/>0.200 <text:s text:c="2"/>2.000 <text:s/>88.000 <text:s text:c="2"/>0.110</text:p>
      <text:p text:style-name="Standard"><text:s text:c="3"/>3 <text:s text:c="2"/>0.925 <text:s text:c="2"/>0.600 <text:s text:c="2"/>0.300 <text:s text:c="2"/>2.500 <text:s/>88.500 <text:s/><text:s/>0.078</text:p>
      <text:p text:style-name="Standard"><text:s text:c="3"/>4 <text:s text:c="2"/>0.950 <text:s text:c="2"/>0.700 <text:s text:c="2"/>0.400 <text:s text:c="2"/>3.000 <text:s/>89.000 <text:s text:c="2"/>0.067</text:p>
      <text:p text:style-name="Standard"><text:s text:c="3"/>5 <text:s text:c="2"/>0.975 <text:s text:c="2"/>0.800 <text:s text:c="2"/>0.500 <text:s text:c="2"/>3.500 <text:s/>89.500 <text:s text:c="2"/>0.069</text:p>
      <text:p text:style-name="Standard"><text:s text:c="3"/>6 <text:s text:c="2"/>1.000 <text:s text:c="2"/>0.900 <text:s text:c="2"/>0.600 <text:s text:c="2"/>4.000 <text:s/>90.000 <text:s text:c="2"/>0.082</text:p>
      <text:p text:style-name="Standard"/>
      <text:p text:style-name="Standard">Terminal:</text:p>
      <text:p text:style-name="Standard"/>
      <text:p text:style-name="Standard"><text:s/>Q <text:s text:c="2"/>0.846920490 <text:s text:c="5"/>R1 <text:s text:c="2"/>0.28698974847793579 <text:s text:c="6"/>R2 <text:s text:c="2"/>0.28110903501510620 <text:s text:c="6"/>Lrel <text:s text:c="3"/>1.1844370365142822 <text:s text:c="6"/>Inc <text:s text:c="3"/>89.762451171875000 <text:s text:c="6"/>PHI <text:s text:c="3"/>0.0000000000000000 <text:s text:c="4"/></text:p>
      <text:p text:style-name="Standard"><text:s text:c="2"/>SQR = <text:s text:c="2"/>6.3242919165955964E-004 <text:s/>puntos <text:s text:c="9"/>825</text:p>
      <text:p text:style-name="Standard"><text:s text:c="7"/><text:span text:style-name="T232">Sr² <text:s text:c="2"/>6.3242919165955964E-004</text:span></text:p>
      <text:p text:style-name="P233"/>
      <text:p text:style-name="P234"><text:s/>Number of iterations: 866</text:p>
      <text:p text:style-name="P235"/>
      <text:p text:style-name="P236"><text:s/>Vertices of<text:s/>final 3-D simplex and</text:p>
      <text:p text:style-name="P237"><text:s/>function values at the vertices:</text:p>
      <text:p text:style-name="Standard"><text:span text:style-name="T238"><text:s text:c="11"/></text:span>Q <text:s text:c="4"/>R1 <text:s text:c="4"/>R2 <text:s text:c="4"/>L1R <text:s text:c="4"/>INCL <text:s text:c="3"/>SR2</text:p>
      <text:p text:style-name="Standard"><text:s text:c="3"/>1 <text:s/>0.8469 <text:s/>0.2870 <text:s/>0.2811 <text:s/>1.1844 89.7625 <text:s/>0.0006</text:p>
      <text:p text:style-name="Standard"><text:s text:c="3"/>2 <text:s/>0.8469 <text:s/>0.2870 <text:s/>0.2811 <text:s/>1.1844 89.7625 <text:s/>0.0006</text:p>
      <text:p text:style-name="Standard"><text:s text:c="3"/>3 <text:s/>0.8469 <text:s/>0.2870 <text:s/>0.2811 <text:s/>1.1844 89.7625 <text:s/>0.0006</text:p>
      <text:p text:style-name="Standard"><text:s text:c="3"/>4 <text:s/>0.8469 <text:s/>0.2870 <text:s/>0.2811 <text:s/>1.1844 89.7625 <text:s/>0.0006</text:p>
      <text:p text:style-name="Standard"><text:s text:c="3"/>5 <text:s/>0.8469 <text:s/>0.2870 <text:s/>0.2811 <text:s/>1.1844 89.7625 <text:s/>0.0006</text:p>
      <text:p text:style-name="Standard"><text:s text:c="3"/>6 <text:s/>0.8469 <text:s/>0.2870 <text:s/>0.2811 <text:s/>1.1844 89.7625 <text:s/>0.0006</text:p>
      <text:p text:style-name="Standard"/>
      <text:p text:style-name="P239">Ejemplo MATRIZ 12</text:p>
      <text:p text:style-name="P240"/>
      <text:p text:style-name="Standard"><text:s text:c="2"/><text:span text:style-name="T241">0.955 <text:s/>0.050 <text:s/>0.100 <text:s/>1.000 87.000</text:span></text:p>
      <text:p text:style-name="P242"><text:s text:c="2"/>0.965 <text:s/>0.100 <text:s/>0.125 <text:s/>1.500 88.000</text:p>
      <text:p text:style-name="P243"><text:s text:c="2"/>0.975 <text:s/>0.150 <text:s/>0.175 <text:s/>2.000 88.000</text:p>
      <text:p text:style-name="P244"><text:s text:c="2"/>0.985 <text:s/>0.200 <text:s/>0.200 <text:s/>2.500 89.000</text:p>
      <text:p text:style-name="P245"><text:s text:c="2"/>0.995 <text:s/>0.250 <text:s/>0.275 <text:s/>3.000 89.000</text:p>
      <text:p text:style-name="P246"><text:s text:c="2"/>1.000 <text:s/>0.300 <text:s/>0.300 <text:s/>3.500 90.000</text:p>
      <text:p text:style-name="P247"/>
      <text:p text:style-name="P248">Matriz con SR2</text:p>
      <text:p text:style-name="P249"/>
      <text:p text:style-name="P250">Vertices of initial 3-D simplex and</text:p>
      <text:p text:style-name="P251"><text:s/>function values at the vertices:</text:p>
      <text:p text:style-name="Standard"><text:span text:style-name="T252"><text:s text:c="8"/></text:span>Q <text:s text:c="4"/>R1<text:s/><text:s text:c="4"/>R2 <text:s text:c="4"/>L1R <text:s text:c="4"/>INCL <text:s text:c="3"/>SR2</text:p>
      <text:soft-page-break/>
      <text:p text:style-name="Standard"><text:s text:c="3"/>1 <text:s text:c="2"/>0.955 <text:s text:c="2"/>0.050 <text:s text:c="2"/>0.100 <text:s text:c="2"/>1.000 <text:s/>87.000 <text:s text:c="2"/>0.199</text:p>
      <text:p text:style-name="Standard"><text:s text:c="3"/>2 <text:s text:c="2"/>0.965 <text:s text:c="2"/>0.100 <text:s text:c="2"/>0.125 <text:s text:c="2"/>1.500 <text:s/>88.000 <text:s text:c="2"/>0.112</text:p>
      <text:p text:style-name="Standard"><text:s text:c="3"/>3 <text:s text:c="2"/>0.975 <text:s text:c="2"/>0.150 <text:s text:c="2"/>0.175 <text:s text:c="2"/>2.000 <text:s/>88.000 <text:s text:c="2"/>0.055</text:p>
      <text:p text:style-name="Standard"><text:s text:c="3"/>4 <text:s text:c="2"/>0.985 <text:s text:c="2"/>0.200 <text:s text:c="2"/>0.200 <text:s text:c="2"/>2.500 <text:s/>89.000 <text:s text:c="2"/>0.040</text:p>
      <text:p text:style-name="Standard"><text:s text:c="3"/>5 <text:s text:c="2"/>0.995<text:s text:c="3"/>0.250 <text:s text:c="2"/>0.275 <text:s text:c="2"/>3.000 <text:s/>89.000 <text:s text:c="2"/>0.032</text:p>
      <text:p text:style-name="Standard"><text:s text:c="3"/>6 <text:s text:c="2"/>1.000 <text:s text:c="2"/>0.300 <text:s text:c="2"/>0.300 <text:s text:c="2"/>3.500 <text:s/>90.000 <text:s text:c="2"/>0.071</text:p>
      <text:p text:style-name="Standard"/>
      <text:p text:style-name="Standard">Terminal:</text:p>
      <text:p text:style-name="Standard"/>
      <text:p text:style-name="Standard">Q <text:s text:c="2"/>0.988026261 <text:s text:c="5"/>R1 <text:s text:c="2"/>0.30326193571090698 <text:s text:c="6"/>R2 <text:s text:c="2"/>0.23266592621803284 <text:s text:c="6"/>Lrel <text:s text:c="3"/>2.8267905712127686 <text:s text:c="6"/>Inc <text:s text:c="3"/>89.998680114746094 <text:s text:c="6"/>PHI <text:s text:c="3"/>3.1415927410125732 <text:s text:c="4"/></text:p>
      <text:p text:style-name="Standard"><text:s text:c="2"/>SQR = <text:s text:c="2"/>1.7484902517831372E-002 <text:s/>puntos <text:s text:c="9"/>422</text:p>
      <text:p text:style-name="Standard"><text:s text:c="7"/><text:span text:style-name="T253">Sr² <text:s text:c="2"/>1.7484902517831372E-002</text:span></text:p>
      <text:p text:style-name="P254"/>
      <text:p text:style-name="P255"><text:s/>Number of iterations: 266</text:p>
      <text:p text:style-name="P256"/>
      <text:p text:style-name="P257"><text:s/>Vertices of final 3-D simplex and</text:p>
      <text:p text:style-name="P258"><text:s/>function values at the vertices:</text:p>
      <text:p text:style-name="Standard"><text:span text:style-name="T259"><text:s text:c="11"/></text:span>Q <text:s text:c="4"/>R1 <text:s text:c="4"/>R2 <text:s text:c="4"/>L1R <text:s text:c="2"/><text:s text:c="2"/>INCL <text:s text:c="3"/>SR2</text:p>
      <text:p text:style-name="Standard"><text:s text:c="3"/>1 <text:s/>0.9880 <text:s/>0.2327 <text:s/>0.3032 <text:s/>2.8268 89.9994 <text:s/>0.0175</text:p>
      <text:p text:style-name="Standard"><text:s text:c="3"/>2 <text:s/>0.9880 <text:s/>0.2327 <text:s/>0.3033 <text:s/>2.8268 89.9984 <text:s/>0.0175</text:p>
      <text:p text:style-name="Standard"><text:s text:c="3"/>3 <text:s/>0.9880 <text:s/>0.2327 <text:s/>0.3032 <text:s/>2.8266 89.9988 <text:s/>0.0175</text:p>
      <text:p text:style-name="Standard"><text:s text:c="3"/>4 <text:s/>0.9881 <text:s/>0.2326 <text:s/>0.3032 <text:s/>2.8266 89.9995 <text:s/>0.0175</text:p>
      <text:p text:style-name="Standard"><text:s text:c="3"/>5 <text:s/>0.9880 <text:s/>0.2327 <text:s/>0.3033 <text:s/>2.8268 89.9987 <text:s/>0.0175</text:p>
      <text:p text:style-name="Standard"><text:s text:c="3"/>6 <text:s/>0.9879 <text:s/>0.2327 <text:s/>0.3033 <text:s/>2.8270 89.9983 <text:s/>0.0175</text:p>
      <text:p text:style-name="Standard"/>
      <text:p text:style-name="Standard"/>
      <text:p text:style-name="P260">Ejemplo MATRIZ 13</text:p>
      <text:p text:style-name="P261"/>
      <text:p text:style-name="Standard"><text:s text:c="2"/><text:span text:style-name="T262">0.700 <text:s/>0.250 <text:s/>0.050 <text:s/>1.500 87.500</text:span></text:p>
      <text:p text:style-name="P263"><text:s text:c="2"/>0.800 <text:s/>0.300 <text:s/>0.150 <text:s/>2.500 88.000</text:p>
      <text:p text:style-name="P264"><text:s text:c="2"/>0.800 <text:s/>0.350 <text:s/>0.250 <text:s/>3.500 88.500</text:p>
      <text:p text:style-name="P265"><text:s text:c="2"/>0.900 <text:s/>0.400 <text:s/>0.350 <text:s/>4.500 89.000</text:p>
      <text:p text:style-name="P266"><text:s text:c="2"/>0.900<text:s text:c="2"/>0.450 <text:s/>0.450 <text:s/>5.500 89.500</text:p>
      <text:p text:style-name="P267"><text:s text:c="2"/>1.000 <text:s/>0.500 <text:s/>0.550 <text:s/>6.000 90.000</text:p>
      <text:p text:style-name="P268"/>
      <text:p text:style-name="P269">Matriz con SR2</text:p>
      <text:p text:style-name="P270"/>
      <text:p text:style-name="P271">Vertices of initial 3-D simplex and</text:p>
      <text:p text:style-name="P272"><text:s/>function values at the vertices:</text:p>
      <text:p text:style-name="Standard"><text:span text:style-name="T273"><text:s text:c="8"/></text:span>Q <text:s text:c="4"/>R1 <text:s text:c="4"/>R2 <text:s text:c="4"/>L1R <text:s text:c="4"/>INCL <text:s text:c="3"/>SR2</text:p>
      <text:p text:style-name="Standard"><text:s text:c="3"/>1 <text:s text:c="2"/>0.700 <text:s text:c="2"/>0.250 <text:s text:c="2"/>0.050 <text:s text:c="2"/>1.500 <text:s/>87.500 <text:s text:c="2"/>0.160</text:p>
      <text:p text:style-name="Standard"><text:s text:c="2"/><text:s/>2 <text:s text:c="2"/>0.800 <text:s text:c="2"/>0.300 <text:s text:c="2"/>0.150 <text:s text:c="2"/>2.500 <text:s/>88.000 <text:s text:c="2"/>0.066</text:p>
      <text:p text:style-name="Standard"><text:s text:c="3"/>3 <text:s text:c="2"/>0.800 <text:s text:c="2"/>0.350 <text:s text:c="2"/>0.250 <text:s text:c="2"/>3.500 <text:s/>88.500 <text:s text:c="2"/>0.023</text:p>
      <text:p text:style-name="Standard"><text:s text:c="3"/>4 <text:s text:c="2"/>0.900 <text:s text:c="2"/>0.400 <text:s text:c="2"/>0.350 <text:s text:c="2"/>4.500 <text:s/>89.000 <text:s text:c="2"/>0.072</text:p>
      <text:p text:style-name="Standard"><text:s text:c="3"/>5 <text:s text:c="2"/>0.900 <text:s text:c="2"/>0.450 <text:s text:c="2"/>0.450 <text:s text:c="2"/>5.500 <text:s/>89.500 <text:s text:c="2"/>0.189</text:p>
      <text:p text:style-name="Standard"><text:s text:c="3"/>6 <text:s text:c="2"/>1.000 <text:s text:c="2"/>0.500 <text:s text:c="2"/>0.550 <text:s text:c="2"/>6.000 <text:s/>90.000 <text:s/><text:s/>0.187</text:p>
      <text:p text:style-name="Standard"/>
      <text:p text:style-name="Standard">Terminal:</text:p>
      <text:p text:style-name="Standard"/>
      <text:p text:style-name="Standard">Q <text:s text:c="2"/>0.203988403 <text:s text:c="5"/>R1 <text:s text:c="2"/>0.28467053174972534 <text:s text:c="6"/>R2 <text:s text:c="2"/>0.28338187932968140 <text:s text:c="6"/>Lrel <text:s text:c="3"/>1.1478528976440430 <text:s text:c="6"/>Inc <text:s text:c="3"/>89.432312011718750 <text:s text:c="6"/>PHI <text:s text:c="3"/>0.0000000000000000 <text:s text:c="4"/></text:p>
      <text:soft-page-break/>
      <text:p text:style-name="Standard"><text:s text:c="2"/>SQR = <text:s text:c="2"/>6.2703410781510304E-004 <text:s/>puntos<text:s/><text:s text:c="9"/>825</text:p>
      <text:p text:style-name="Standard"><text:s text:c="7"/><text:span text:style-name="T274">Sr² <text:s text:c="2"/>6.2703410781510304E-004</text:span></text:p>
      <text:p text:style-name="P275"/>
      <text:p text:style-name="P276"><text:s/>Number of iterations: 526</text:p>
      <text:p text:style-name="P277"/>
      <text:p text:style-name="P278"><text:s/>Vertices of final 3-D simplex and</text:p>
      <text:p text:style-name="P279"><text:s/>function values at the vertices:</text:p>
      <text:p text:style-name="Standard"><text:span text:style-name="T280"><text:s text:c="11"/></text:span>Q <text:s text:c="4"/>R1 <text:s text:c="4"/>R2 <text:s text:c="4"/>L1R <text:s text:c="4"/>INCL <text:s text:c="3"/>SR2</text:p>
      <text:p text:style-name="Standard"><text:s text:c="3"/>1 <text:s/>0.2040 <text:s/>0.2847 <text:s/>0.2834 <text:s/>1.1479 89.4323 <text:s/>0.0006</text:p>
      <text:p text:style-name="Standard"><text:s text:c="3"/>2 <text:s/>0.2040 <text:s/>0.2847 <text:s/>0.2834 <text:s/>1.1479 89.4323 <text:s/>0.0006</text:p>
      <text:p text:style-name="Standard"><text:s text:c="3"/>3 <text:s/>0.2040 <text:s/>0.2847 <text:s/>0.2834 <text:s/>1.1479 89.4323 <text:s/>0.0006</text:p>
      <text:p text:style-name="Standard"><text:s text:c="3"/>4 <text:s/>0.2040 <text:s/>0.2847 <text:s/>0.2834 <text:s/>1.1479 89.4323 <text:s/>0.0006</text:p>
      <text:p text:style-name="Standard"><text:s text:c="3"/>5 <text:s/>0.2040 <text:s/>0.2847 <text:s/>0.2834 <text:s/>1.1479 89.4323 <text:s/>0.0006</text:p>
      <text:p text:style-name="Standard"><text:s text:c="3"/>6 <text:s/>0.2040 <text:s/>0.2847 <text:s/>0.2834 <text:s/>1.1479<text:s/>89.4323 <text:s/>0.0006</text:p>
      <text:p text:style-name="Standard"/>
      <text:p text:style-name="P281">Ejemplo MATRIZ 14</text:p>
      <text:p text:style-name="P282"/>
      <text:p text:style-name="P283"/>
      <text:p text:style-name="Standard"><text:span text:style-name="T284"><text:s text:c="2"/></text:span><text:span text:style-name="T285">0.745 <text:s/>0.100 <text:s/>0.100 <text:s/>3.750 88.250</text:span></text:p>
      <text:p text:style-name="P286"><text:s text:c="2"/>0.815 <text:s/>0.200 <text:s/>0.150 <text:s/>4.000 88.500</text:p>
      <text:p text:style-name="P287"><text:s text:c="2"/>0.845 <text:s/>0.300 <text:s/>0.200 <text:s/>4.250 88.750</text:p>
      <text:p text:style-name="P288"><text:s text:c="2"/>0.915 <text:s/>0.300 <text:s/>0.250 <text:s/>4.500 89.000</text:p>
      <text:p text:style-name="P289"><text:s text:c="2"/>0.945 <text:s/>0.400 <text:s/>0.300 <text:s/>4.750 89.250</text:p>
      <text:p text:style-name="P290"><text:s text:c="2"/>1.000 <text:s/>0.500 <text:s/>0.350 <text:s/>5.000 89.750</text:p>
      <text:p text:style-name="P291"/>
      <text:p text:style-name="P292">Matriz con SR2</text:p>
      <text:p text:style-name="P293"/>
      <text:p text:style-name="P294">Vertices of initial 3-D simplex and</text:p>
      <text:p text:style-name="P295"><text:s/>function values at the vertices:</text:p>
      <text:p text:style-name="Standard"><text:span text:style-name="T296"><text:s text:c="8"/></text:span>Q <text:s text:c="4"/>R1 <text:s text:c="4"/>R2 <text:s text:c="4"/>L1R <text:s text:c="4"/>INCL <text:s text:c="3"/>SR2</text:p>
      <text:p text:style-name="Standard"><text:s text:c="3"/>1 <text:s text:c="2"/>0.745 <text:s text:c="2"/>0.100 <text:s text:c="2"/>0.100 <text:s text:c="2"/>3.750 <text:s/>88.250 <text:s text:c="2"/>0.125</text:p>
      <text:p text:style-name="Standard"><text:s text:c="3"/>2 <text:s text:c="2"/>0.815 <text:s text:c="2"/>0.200 <text:s text:c="2"/>0.150 <text:s text:c="2"/>4.000 <text:s/>88.500 <text:s text:c="2"/>0.057</text:p>
      <text:p text:style-name="Standard"><text:s text:c="3"/>3 <text:s text:c="2"/>0.845 <text:s text:c="2"/>0.300 <text:s text:c="2"/>0.200 <text:s text:c="2"/>4.250 <text:s/>88.750 <text:s text:c="2"/>0.037</text:p>
      <text:p text:style-name="Standard"><text:s text:c="3"/>4 <text:s text:c="2"/>0.915 <text:s text:c="2"/>0.300 <text:s text:c="2"/>0.250 <text:s text:c="2"/>4.500 <text:s/>89.000 <text:s text:c="2"/>0.042</text:p>
      <text:p text:style-name="Standard"><text:s text:c="3"/>5 <text:s text:c="2"/>0.945 <text:s text:c="2"/>0.400 <text:s text:c="2"/>0.300 <text:s text:c="2"/>4.750 <text:s/>89.250 <text:s text:c="2"/>0.041</text:p>
      <text:p text:style-name="Standard"><text:s text:c="3"/>6 <text:s text:c="2"/>1.000 <text:s text:c="2"/>0.500 <text:s text:c="2"/>0.350 <text:s text:c="2"/>5.000 <text:s/>89.750 <text:s text:c="2"/>0.050</text:p>
      <text:p text:style-name="Standard"/>
      <text:p text:style-name="Standard">Terminal:</text:p>
      <text:p text:style-name="Standard"/>
      <text:p text:style-name="Standard">Q <text:s text:c="2"/>0.885782242 <text:s text:c="5"/>R1 <text:s text:c="2"/>0.32661718130111694 <text:s/><text:s text:c="5"/>R2 <text:s text:c="2"/>0.23506678640842438 <text:s text:c="6"/>Lrel <text:s text:c="3"/>4.4253373146057129 <text:s text:c="6"/>Inc <text:s text:c="3"/>88.963188171386719 <text:s text:c="6"/>PHI <text:s text:c="3"/>0.0000000000000000 <text:s text:c="4"/></text:p>
      <text:p text:style-name="Standard"><text:s text:c="2"/>SQR = <text:s text:c="2"/>3.2430446803914818E-002 <text:s/>puntos <text:s text:c="9"/>825</text:p>
      <text:p text:style-name="Standard"><text:s text:c="7"/><text:span text:style-name="T297">Sr² <text:s text:c="2"/>3.2430446803914818E-002</text:span></text:p>
      <text:p text:style-name="P298"/>
      <text:p text:style-name="P299"><text:s/>Number of iterations: 105</text:p>
      <text:p text:style-name="P300"/>
      <text:p text:style-name="P301"><text:s/>Vertices of final 3-D simplex and</text:p>
      <text:p text:style-name="P302"><text:s/>function values at the vertices:</text:p>
      <text:p text:style-name="Standard"><text:span text:style-name="T303"><text:s text:c="11"/></text:span>Q <text:s text:c="4"/>R1 <text:s text:c="4"/>R2 <text:s text:c="4"/>L1R <text:s text:c="4"/>INCL <text:s text:c="3"/>SR2</text:p>
      <text:p text:style-name="Standard"><text:s text:c="3"/>1 <text:s/>0.8858 <text:s/>0.3266 <text:s/>0.2351 <text:s/>4.4256 88.9633 <text:s/>0.0324</text:p>
      <text:p text:style-name="Standard"><text:s text:c="3"/>2 <text:s/>0.8857 <text:s/>0.3263 <text:s/>0.2350 <text:s/>4.4248 88.9622 <text:s/>0.0324</text:p>
      <text:p text:style-name="Standard"><text:s text:c="3"/>3 <text:s/>0.8858 <text:s/>0.3266 <text:s/>0.2351 <text:s/>4.4253 88.9632 <text:s/>0.0324</text:p>
      <text:soft-page-break/>
      <text:p text:style-name="Standard"><text:s text:c="3"/>4 <text:s/>0.8857 <text:s/>0.3264 <text:s/>0.2350 <text:s/>4.4248 88.9624 <text:s/>0.0324</text:p>
      <text:p text:style-name="Standard"><text:s text:c="3"/>5 <text:s/>0.8856 <text:s/>0.3264 <text:s/>0.2349 <text:s/>4.4246 88.9621 <text:s/>0.0324</text:p>
      <text:p text:style-name="Standard"><text:s text:c="3"/>6 <text:s/>0.8858 <text:s/>0.3267 <text:s/>0.2351 <text:s/>4.4256 88.9632 <text:s/>0.0324</text:p>
      <text:p text:style-name="Standard"/>
      <text:p text:style-name="Standard"/>
      <text:p text:style-name="P304">Ejemplo MATRIZ 15</text:p>
      <text:p text:style-name="P305"/>
      <text:p text:style-name="Standard"><text:s text:c="2"/><text:span text:style-name="T306">0.755 <text:s/>0.250 <text:s/>0.050 <text:s/>1.000 87.350</text:span></text:p>
      <text:p text:style-name="P307"><text:s text:c="2"/>0.805 <text:s/>0.350 <text:s/>0.150 <text:s/>1.250 87.950</text:p>
      <text:p text:style-name="P308"><text:s text:c="2"/>0.855 <text:s/>0.450 <text:s/>0.250 <text:s/>1.750 88.350</text:p>
      <text:p text:style-name="P309"><text:s text:c="2"/>0.905 <text:s/>0.550 <text:s/>0.350 <text:s/>2.000 88.950</text:p>
      <text:p text:style-name="P310"><text:s text:c="2"/>0.955 <text:s/>0.650 <text:s/>0.450 <text:s/>2.250 89.350</text:p>
      <text:p text:style-name="P311"><text:s text:c="2"/>1.000 <text:s/>0.750 <text:s/>0.550 <text:s/>2.750 89.950</text:p>
      <text:p text:style-name="P312"/>
      <text:p text:style-name="P313">Matriz con SR2</text:p>
      <text:p text:style-name="P314"/>
      <text:p text:style-name="P315">Vertices of initial 3-D simplex and</text:p>
      <text:p text:style-name="P316"><text:s/>function values at the vertices:</text:p>
      <text:p text:style-name="Standard"><text:span text:style-name="T317"><text:s text:c="5"/></text:span><text:span text:style-name="T318"><text:s text:c="3"/></text:span>Q <text:s text:c="4"/>R1 <text:s text:c="4"/>R2 <text:s text:c="4"/>L1R <text:s text:c="4"/>INCL <text:s text:c="3"/>SR2</text:p>
      <text:p text:style-name="Standard"><text:s text:c="3"/>1 <text:s text:c="2"/>0.755 <text:s text:c="2"/>0.250 <text:s text:c="2"/>0.050 <text:s text:c="2"/>1.000 <text:s/>87.350 <text:s text:c="2"/>0.175</text:p>
      <text:p text:style-name="Standard"><text:s text:c="3"/>2 <text:s text:c="2"/>0.805 <text:s text:c="2"/>0.350 <text:s text:c="2"/>0.150 <text:s text:c="2"/>1.250 <text:s/>87.950 <text:s text:c="2"/>0.110</text:p>
      <text:p text:style-name="Standard"><text:s text:c="3"/>3 <text:s text:c="2"/>0.855 <text:s text:c="2"/>0.450 <text:s text:c="2"/>0.250 <text:s text:c="2"/>1.750 <text:s/>88.350 <text:s text:c="2"/>0.059</text:p>
      <text:p text:style-name="Standard"><text:s text:c="3"/>4 <text:s text:c="2"/>0.905 <text:s text:c="2"/>0.550 <text:s text:c="2"/>0.350 <text:s text:c="2"/>2.000 <text:s/>88.950 <text:s text:c="2"/>0.046</text:p>
      <text:p text:style-name="Standard"><text:s text:c="3"/>5 <text:s text:c="2"/>0.955 <text:s text:c="2"/>0.650 <text:s text:c="2"/>0.450 <text:s text:c="2"/>2.250 <text:s/>89.350 <text:s text:c="2"/>0.048</text:p>
      <text:p text:style-name="Standard"><text:s text:c="3"/>6 <text:s text:c="2"/>1.000 <text:s text:c="2"/>0.750 <text:s text:c="2"/>0.550 <text:s text:c="2"/>2.750 <text:s/>89.950 <text:s text:c="2"/>0.056</text:p>
      <text:p text:style-name="Standard"/>
      <text:p text:style-name="Standard">Terminal:</text:p>
      <text:p text:style-name="Standard"/>
      <text:p text:style-name="Standard">Q <text:s text:c="2"/>0.916528285 <text:s text:c="5"/>R1 <text:s text:c="2"/>0.55217301845550537 <text:s text:c="6"/>R2 <text:s text:c="2"/>0.35121101140975952 <text:s text:c="6"/>Lrel <text:s text:c="3"/>2.6806263923645020 <text:s text:c="6"/>Inc <text:s text:c="3"/>78.964256286621094 <text:s text:c="6"/>PHI <text:s text:c="3"/>0.0000000000000000 <text:s text:c="4"/></text:p>
      <text:p text:style-name="Standard"><text:s text:c="2"/>SQR = <text:s text:c="2"/>3.5734083389766025E-002 <text:s/>puntos <text:s text:c="9"/>825</text:p>
      <text:p text:style-name="Standard"><text:s text:c="7"/><text:span text:style-name="T319">Sr² <text:s text:c="2"/>3.5734083389766025E-002</text:span></text:p>
      <text:p text:style-name="P320"/>
      <text:p text:style-name="P321"><text:s/>Number of iterations: 280</text:p>
      <text:p text:style-name="P322"/>
      <text:p text:style-name="P323"><text:s/>Vertices of final 3-D simplex and</text:p>
      <text:p text:style-name="P324"><text:s/>function values at the vertices:</text:p>
      <text:p text:style-name="Standard"><text:span text:style-name="T325"><text:s text:c="11"/></text:span>Q <text:s text:c="4"/>R1 <text:s text:c="4"/>R2 <text:s text:c="4"/>L1R <text:s text:c="4"/>INCL <text:s text:c="3"/>SR2</text:p>
      <text:p text:style-name="Standard"><text:s text:c="3"/>1 <text:s/>0.9166 <text:s/>0.5523 <text:s/>0.3513 <text:s/>2.6796 78.9607 <text:s/>0.0357</text:p>
      <text:p text:style-name="Standard"><text:s text:c="3"/>2 <text:s/>0.9165 <text:s/>0.5521 <text:s/>0.3512 <text:s/>2.6805 78.9639 <text:s/>0.0357</text:p>
      <text:p text:style-name="Standard"><text:s text:c="3"/>3 <text:s/>0.9165 <text:s/>0.5521 <text:s/>0.3512 <text:s/>2.6805 78.9657 <text:s/>0.0357</text:p>
      <text:p text:style-name="Standard"><text:s text:c="3"/>4 <text:s/>0.9165 <text:s/>0.5522 <text:s/>0.3512 <text:s/>2.6804 78.9653 <text:s/>0.0357</text:p>
      <text:p text:style-name="Standard"><text:s text:c="3"/>5 <text:s/>0.9165 <text:s/>0.5522 <text:s/>0.3512 <text:s/>2.6806 78.9643 <text:s/>0.0357</text:p>
      <text:p text:style-name="Standard"><text:s text:c="3"/>6 <text:s/>0.9166 <text:s/>0.5522 <text:s/>0.3512 <text:s/>2.6798 78.9628 <text:s/>0.0357</text:p>
      <text:p text:style-name="Standard"/>
      <text:p text:style-name="P326"/>
      <text:p text:style-name="P327">VAZ:</text:p>
      <text:p text:style-name="P328"/>
      <text:p text:style-name="Standard">L1 = 794,328234724</text:p>
      <text:p text:style-name="Standard">L2 = 511,68183554</text:p>
      <text:p text:style-name="Standard"/>
      <text:p text:style-name="Standard">L= L1+L2= 1306,010070264</text:p>
      <text:p text:style-name="Standard"/>
      <text:p text:style-name="Standard">L1/L= 0,608209885</text:p>
      <text:p text:style-name="Standard">L2/L= 0,391790115</text:p>
      <text:p text:style-name="Standard">L1/L2 = 1,55238705</text:p>
      <text:p text:style-name="Standard"/>
      <text:p text:style-name="Standard">Terminal: (88)</text:p>
      <text:p text:style-name="Standard"/>
      <text:p text:style-name="Standard">SQR = <text:s text:c="2"/>3.5831872169540526E-003 <text:s/>puntos <text:s text:c="9"/>825</text:p>
      <text:p text:style-name="Standard"/>
      <text:p text:style-name="Standard">q=0,898539731</text:p>
      <text:p text:style-name="Standard"/>
      <text:p text:style-name="Standard">Terminal 2: (88.105)</text:p>
      <text:p text:style-name="Standard"/>
      <text:p text:style-name="Standard">SQR = <text:s text:c="2"/>3.5690955107340917E-003 <text:s/>puntos <text:s text:c="9"/>825</text:p>
      <text:p text:style-name="Standard"/>
      <text:p text:style-name="Standard">R1/a = 0,27187361</text:p>
      <text:p text:style-name="Standard"/>
      <text:p text:style-name="Standard">R2/a = 0,242680176</text:p>
      <text:p text:style-name="Standard"/>
      <text:p text:style-name="Standard">SR2 = Suma de los cuadrados de los residuales</text:p>
      <text:p text:style-name="Standard"/>
      <text:p text:style-name="Standard">Un residual es la diferencia de un punto observado menos un punto calculado.</text:p>
      <text:p text:style-name="Standard"/>
      <text:p text:style-name="P3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P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HEREDIA</meta:initial-creator>
    <dc:creator>Luis Alberto Heredia Rivera</dc:creator>
    <meta:creation-date>2021-12-31T05:12:00Z</meta:creation-date>
    <dc:date>2021-12-31T05:12:00Z</dc:date>
    <meta:template xlink:href="Normal" xlink:type="simple"/>
    <meta:editing-cycles>2</meta:editing-cycles>
    <meta:editing-duration>PT120S</meta:editing-duration>
    <meta:document-statistic meta:page-count="13" meta:paragraph-count="43" meta:word-count="3391" meta:character-count="22001" meta:row-count="155" meta:non-whitespace-character-count="18653"/>
  </office:meta>
</office:document-meta>
</file>